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JetBrains Mono" svg:font-family="'JetBrai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pple-system" svg:font-family="apple-system, BlinkMacSystemFont, 'Segoe UI', 'PingFang SC', 'Hiragino Sans GB', 'Microsoft YaHei', 'Helvetica Neue', Helvetica, Arial, sans-serif, 'Apple Color Emoji', 'Segoe UI Emoji', 'Segoe UI Symbol'" style:font-family-generic="roman"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Preformatted_20_Text">
      <style:paragraph-properties fo:margin-top="0in" fo:margin-bottom="0in" loext:contextual-spacing="false" fo:text-align="start" style:justify-single-word="false" style:writing-mode="lr-tb"/>
    </style:style>
    <style:style style:name="P2" style:family="paragraph" style:parent-style-name="Preformatted_20_Text" style:master-page-name="Standard">
      <style:paragraph-properties fo:margin-top="0in" fo:margin-bottom="0in" loext:contextual-spacing="false" fo:text-align="start" style:justify-single-word="false" style:page-number="auto"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Preformatted_20_Text" style:list-style-name="WWNum4">
      <style:paragraph-properties fo:text-align="start" style:justify-single-word="false" style:writing-mode="lr-tb"/>
    </style:style>
    <style:style style:name="P5" style:family="paragraph" style:parent-style-name="Preformatted_20_Text" style:list-style-name="WWNum5">
      <style:paragraph-properties fo:text-align="start" style:justify-single-word="false" style:writing-mode="lr-tb"/>
    </style:style>
    <style:style style:name="P6" style:family="paragraph" style:parent-style-name="Preformatted_20_Text" style:list-style-name="WWNum2">
      <style:paragraph-properties fo:text-align="start" style:justify-single-word="false" style:writing-mode="lr-tb"/>
    </style:style>
    <style:style style:name="P7" style:family="paragraph" style:parent-style-name="Preformatted_20_Text" style:list-style-name="WWNum3">
      <style:paragraph-properties fo:text-align="start" style:justify-single-word="false" style:writing-mode="lr-tb"/>
    </style:style>
    <style:style style:name="P8" style:family="paragraph" style:parent-style-name="Preformatted_20_Text" style:list-style-name="WWNum3">
      <style:paragraph-properties fo:text-align="start" style:justify-single-word="false" style:writing-mode="lr-tb">
        <style:tab-stops>
          <style:tab-stop style:position="1.1071in"/>
        </style:tab-stops>
      </style:paragraph-properties>
    </style:style>
    <style:style style:name="P9" style:family="paragraph" style:parent-style-name="Preformatted_20_Text" style:list-style-name="WWNum3">
      <style:paragraph-properties fo:text-align="start" style:justify-single-word="false" style:writing-mode="lr-tb"/>
      <style:text-properties style:text-position="0% 100%" fo:font-size="10pt" fo:font-weight="normal" style:font-size-asian="10pt" style:font-weight-asian="normal" style:font-weight-complex="normal"/>
    </style:style>
    <style:style style:name="P10" style:family="paragraph" style:parent-style-name="Preformatted_20_Text">
      <style:paragraph-properties fo:text-align="start" style:justify-single-word="false" style:writing-mode="lr-tb"/>
      <style:text-properties style:text-position="0% 100%" fo:font-size="10pt" fo:font-weight="bold" style:font-size-asian="10pt" style:font-weight-asian="bold" style:font-weight-complex="bold"/>
    </style:style>
    <style:style style:name="P11" style:family="paragraph" style:parent-style-name="Preformatted_20_Text">
      <style:paragraph-properties fo:text-align="start" style:justify-single-word="false" style:writing-mode="lr-tb"/>
      <style:text-properties style:text-position="0% 100%" fo:font-size="10pt" style:font-size-asian="10pt"/>
    </style:style>
    <style:style style:name="P12" style:family="paragraph" style:parent-style-name="Preformatted_20_Text" style:list-style-name="WWNum3">
      <style:paragraph-properties fo:text-align="start" style:justify-single-word="false" style:writing-mode="lr-tb"/>
      <style:text-properties style:text-position="0% 100%" fo:font-size="10pt" style:font-size-asian="10pt"/>
    </style:style>
    <style:style style:name="P13" style:family="paragraph" style:parent-style-name="Preformatted_20_Text">
      <style:paragraph-properties fo:text-align="start" style:justify-single-word="false" style:writing-mode="lr-tb"/>
      <style:text-properties style:use-window-font-color="true" style:text-position="0% 100%" style:font-name="Liberation Mono"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P14" style:family="paragraph" style:parent-style-name="Preformatted_20_Text">
      <style:paragraph-properties style:writing-mode="lr-tb"/>
      <style:text-properties style:use-window-font-color="true" style:text-position="sub 58%" style:font-name="Liberation Mono"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P15" style:family="paragraph" style:parent-style-name="Preformatted_20_Text">
      <style:paragraph-properties fo:text-align="start" style:justify-single-word="false" style:writing-mode="lr-tb"/>
      <style:text-properties style:use-window-font-color="true" style:font-name="Liberation Mono"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P16" style:family="paragraph" style:parent-style-name="Preformatted_20_Text">
      <style:paragraph-properties fo:text-align="start" style:justify-single-word="false" style:writing-mode="lr-tb"/>
      <style:text-properties fo:font-weight="bold" style:font-weight-asian="bold" style:font-weight-complex="bold"/>
    </style:style>
    <style:style style:name="P17" style:family="paragraph" style:parent-style-name="Preformatted_20_Text">
      <style:paragraph-properties fo:text-align="start" style:justify-single-word="false" style:writing-mode="lr-tb"/>
      <style:text-properties fo:font-weight="normal" style:font-weight-asian="normal" style:font-weight-complex="normal"/>
    </style:style>
    <style:style style:name="P18" style:family="paragraph" style:parent-style-name="Preformatted_20_Text" style:list-style-name="WWNum3">
      <style:paragraph-properties style:writing-mode="lr-tb"/>
    </style:style>
    <style:style style:name="P19" style:family="paragraph" style:parent-style-name="Preformatted_20_Text" style:list-style-name="">
      <style:paragraph-properties fo:margin-left="0.8335in" fo:margin-right="0in" fo:text-align="start" style:justify-single-word="false" fo:text-indent="0in" style:auto-text-indent="false" style:writing-mode="lr-tb"/>
    </style:style>
    <style:style style:name="P20" style:family="paragraph" style:parent-style-name="Preformatted_20_Text" style:list-style-name="">
      <style:paragraph-properties fo:margin-left="0.5in" fo:margin-right="0in" fo:text-align="start" style:justify-single-word="false" fo:text-indent="0in" style:auto-text-indent="false" style:writing-mode="lr-tb"/>
    </style:style>
    <style:style style:name="P21" style:family="paragraph" style:parent-style-name="Preformatted_20_Text" style:list-style-name="">
      <style:paragraph-properties fo:margin-left="0.5in" fo:margin-right="0in" fo:text-align="start" style:justify-single-word="false" fo:text-indent="0in" style:auto-text-indent="false" style:writing-mode="lr-tb"/>
      <style:text-properties style:use-window-font-color="true" style:text-position="0% 100%" style:font-name="Liberation Mono"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P22" style:family="paragraph" style:parent-style-name="Preformatted_20_Text" style:list-style-name="">
      <style:paragraph-properties fo:margin-left="0.5in" fo:margin-right="0in" fo:text-align="start" style:justify-single-word="false" fo:text-indent="0in" style:auto-text-indent="false" style:writing-mode="lr-tb"/>
      <style:text-properties fo:font-weight="bold" style:font-weight-asian="bold" style:font-weight-complex="bold"/>
    </style:style>
    <style:style style:name="P23" style:family="paragraph" style:parent-style-name="Preformatted_20_Text" style:list-style-name="">
      <style:paragraph-properties fo:margin-left="1.75in" fo:margin-right="0in" fo:text-align="start" style:justify-single-word="false" fo:text-indent="0in" style:auto-text-indent="false" style:writing-mode="lr-tb"/>
    </style:style>
    <style:style style:name="P24" style:family="paragraph" style:parent-style-name="Preformatted_20_Text" style:list-style-name="">
      <style:paragraph-properties fo:margin-left="1.5in" fo:margin-right="0in" fo:text-align="start" style:justify-single-word="false" fo:text-indent="0in" style:auto-text-indent="false" style:writing-mode="lr-tb">
        <style:tab-stops>
          <style:tab-stop style:position="1.1071in"/>
        </style:tab-stops>
      </style:paragraph-properties>
      <style:text-properties fo:font-weight="normal" style:font-weight-asian="normal" style:font-weight-complex="normal"/>
    </style:style>
    <style:style style:name="P25" style:family="paragraph" style:parent-style-name="Preformatted_20_Text" style:list-style-name="">
      <style:paragraph-properties fo:margin-left="1.25in" fo:margin-right="0in" fo:text-align="start" style:justify-single-word="false" fo:text-indent="0in" style:auto-text-indent="false" style:writing-mode="lr-tb">
        <style:tab-stops>
          <style:tab-stop style:position="1.1071in"/>
        </style:tab-stops>
      </style:paragraph-properties>
      <style:text-properties fo:font-weight="normal" style:font-weight-asian="normal" style:font-weight-complex="normal"/>
    </style:style>
    <style:style style:name="P26" style:family="paragraph" style:parent-style-name="Preformatted_20_Text" style:list-style-name="">
      <style:paragraph-properties fo:margin-left="1.25in" fo:margin-right="0in" fo:text-indent="0in" style:auto-text-indent="false" style:writing-mode="lr-tb"/>
      <style:text-properties style:text-position="sub 58%"/>
    </style:style>
    <style:style style:name="P27" style:family="paragraph" style:parent-style-name="Preformatted_20_Text" style:list-style-name="">
      <style:paragraph-properties fo:margin-left="1.25in" fo:margin-right="0in" fo:text-indent="0in" style:auto-text-indent="false" style:writing-mode="lr-tb"/>
      <style:text-properties style:text-position="0% 100%" fo:font-size="10pt" style:font-size-asian="10pt"/>
    </style:style>
    <style:style style:name="P28" style:family="paragraph" style:parent-style-name="Preformatted_20_Text" style:list-style-name="">
      <style:paragraph-properties fo:margin-left="2in" fo:margin-right="0in" fo:text-indent="0in" style:auto-text-indent="false" style:writing-mode="lr-tb"/>
    </style:style>
    <style:style style:name="P29" style:family="paragraph" style:parent-style-name="Preformatted_20_Text" style:list-style-name="">
      <style:paragraph-properties fo:margin-left="1in" fo:margin-right="0in" fo:text-indent="0in" style:auto-text-indent="false" style:writing-mode="lr-tb"/>
    </style:style>
    <style:style style:name="P30" style:family="paragraph" style:parent-style-name="Preformatted_20_Text" style:list-style-name="">
      <style:paragraph-properties fo:margin-left="1in" fo:margin-right="0in" fo:text-align="start" style:justify-single-word="false" fo:text-indent="0in" style:auto-text-indent="false" style:writing-mode="lr-tb"/>
      <style:text-properties style:use-window-font-color="true" style:font-name="Liberation Mono"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P31" style:family="paragraph" style:parent-style-name="Standard" style:list-style-name="WWNum3"/>
    <style:style style:name="P32" style:family="paragraph" style:parent-style-name="Standard">
      <style:text-properties style:font-name="Liberation Mono" fo:font-size="10pt" style:font-size-asian="10pt" style:font-size-complex="10pt"/>
    </style:style>
    <style:style style:name="P33" style:family="paragraph" style:parent-style-name="Standard">
      <style:paragraph-properties fo:text-align="start" style:justify-single-word="false" style:writing-mode="lr-tb"/>
    </style:style>
    <style:style style:name="P34" style:family="paragraph" style:parent-style-name="Standard" style:list-style-name="WWNum6">
      <style:paragraph-properties fo:text-align="start" style:justify-single-word="false" style:writing-mode="lr-tb"/>
    </style:style>
    <style:style style:name="P35" style:family="paragraph" style:parent-style-name="Standard" style:list-style-name="WWNum7">
      <style:paragraph-properties fo:text-align="start" style:justify-single-word="false" style:writing-mode="lr-tb"/>
    </style:style>
    <style:style style:name="P36" style:family="paragraph" style:parent-style-name="Standard" style:list-style-name="WWNum3">
      <style:paragraph-properties fo:text-align="start" style:justify-single-word="false" style:writing-mode="lr-tb"/>
    </style:style>
    <style:style style:name="P37" style:family="paragraph" style:parent-style-name="Standard" style:list-style-name="WWNum8">
      <style:paragraph-properties fo:text-align="start" style:justify-single-word="false" style:writing-mode="lr-tb"/>
    </style:style>
    <style:style style:name="P38" style:family="paragraph" style:parent-style-name="Standard">
      <style:paragraph-properties fo:text-align="start" style:justify-single-word="false" style:writing-mode="lr-tb"/>
      <style:text-properties style:font-name="Liberation Mono"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P39" style:family="paragraph" style:parent-style-name="Standard">
      <style:paragraph-properties fo:text-align="start" style:justify-single-word="false" style:writing-mode="lr-tb"/>
      <style:text-properties style:use-window-font-color="true" style:font-name="Liberation Mono" fo:font-size="10pt" fo:language="en" fo:country="US" fo:font-style="normal" style:font-name-asian="Noto Sans Mono CJK SC" style:font-size-asian="10pt" style:language-asian="zh" style:country-asian="CN" style:font-style-asian="normal" style:font-name-complex="Liberation Mono1" style:font-size-complex="10pt" style:language-complex="hi" style:country-complex="IN"/>
    </style:style>
    <style:style style:name="P40" style:family="paragraph" style:parent-style-name="Standard">
      <style:paragraph-properties fo:text-align="start" style:justify-single-word="false" style:writing-mode="lr-tb"/>
      <style:text-properties style:use-window-font-color="true" style:text-position="0% 100%" style:font-name="Liberation Mono" fo:font-size="10pt" fo:language="en" fo:country="US" fo:font-style="normal" style:font-name-asian="Noto Sans Mono CJK SC" style:font-size-asian="10pt" style:language-asian="zh" style:country-asian="CN" style:font-style-asian="normal" style:font-name-complex="Liberation Mono1" style:font-size-complex="10pt" style:language-complex="hi" style:country-complex="IN"/>
    </style:style>
    <style:style style:name="P41" style:family="paragraph" style:parent-style-name="Standard" style:list-style-name="WWNum3">
      <style:paragraph-properties fo:text-align="start" style:justify-single-word="false" style:writing-mode="lr-tb"/>
      <style:text-properties style:use-window-font-color="true" style:text-position="0% 100%" style:font-name="Liberation Mono" fo:font-size="10pt" fo:language="en" fo:country="US" fo:font-style="normal" style:font-name-asian="Noto Sans Mono CJK SC" style:font-size-asian="10pt" style:language-asian="zh" style:country-asian="CN" style:font-style-asian="normal" style:font-name-complex="Liberation Mono1" style:font-size-complex="10pt" style:language-complex="hi" style:country-complex="IN"/>
    </style:style>
    <style:style style:name="P42" style:family="paragraph" style:parent-style-name="Standard">
      <style:paragraph-properties fo:text-align="start" style:justify-single-word="false" style:writing-mode="lr-tb"/>
      <style:text-properties fo:color="#a9b7c6" style:font-name="JetBrains Mono" fo:font-size="6pt" fo:font-style="normal" style:font-size-asian="6pt" style:font-style-asian="normal" style:font-size-complex="6pt"/>
    </style:style>
    <style:style style:name="P43" style:family="paragraph" style:parent-style-name="Standard">
      <style:paragraph-properties fo:text-align="start" style:justify-single-word="false" style:writing-mode="lr-tb"/>
      <style:text-properties officeooo:rsid="0012f664" officeooo:paragraph-rsid="0012f664"/>
    </style:style>
    <style:style style:name="P44" style:family="paragraph" style:parent-style-name="Standard" style:list-style-name="WWNum3">
      <style:paragraph-properties fo:text-align="start" style:justify-single-word="false" style:writing-mode="lr-tb"/>
      <style:text-properties fo:font-weight="bold" officeooo:paragraph-rsid="0012f664" style:font-weight-asian="bold" style:font-weight-complex="bold"/>
    </style:style>
    <style:style style:name="P45" style:family="paragraph" style:parent-style-name="Standard" style:list-style-name="WWNum3">
      <style:paragraph-properties fo:text-align="start" style:justify-single-word="false" style:writing-mode="lr-tb"/>
      <style:text-properties fo:font-size="10pt" officeooo:rsid="0012f664" officeooo:paragraph-rsid="0012f664" style:font-size-asian="8.75pt" style:font-size-complex="10pt"/>
    </style:style>
    <style:style style:name="P46"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fo:background-color="#ffff00"/>
    </style:style>
    <style:style style:name="T4" style:family="text">
      <style:text-properties style:text-position="super 58%" fo:font-weight="normal" style:font-weight-asian="normal" style:font-weight-complex="normal"/>
    </style:style>
    <style:style style:name="T5" style:family="text">
      <style:text-properties style:text-position="super 58%" style:text-underline-style="solid" style:text-underline-width="auto" style:text-underline-color="font-color" fo:font-weight="normal" style:font-weight-asian="normal" style:font-weight-complex="normal"/>
    </style:style>
    <style:style style:name="T6" style:family="text">
      <style:text-properties style:text-position="super 58%" style:text-underline-style="none" fo:font-weight="normal" style:font-weight-asian="normal" style:font-weight-complex="normal"/>
    </style:style>
    <style:style style:name="T7" style:family="text">
      <style:text-properties style:text-position="0% 100%" fo:font-size="10pt" fo:font-weight="normal" style:font-size-asian="10pt" style:font-weight-asian="normal" style:font-weight-complex="normal"/>
    </style:style>
    <style:style style:name="T8" style:family="text">
      <style:text-properties style:text-position="0% 100%" fo:font-size="10pt" style:text-underline-style="solid" style:text-underline-width="auto" style:text-underline-color="font-color" fo:font-weight="normal" style:font-size-asian="10pt" style:font-weight-asian="normal" style:font-weight-complex="normal"/>
    </style:style>
    <style:style style:name="T9" style:family="text">
      <style:text-properties style:text-position="0% 100%" fo:font-size="10pt" style:text-underline-style="solid" style:text-underline-width="auto" style:text-underline-color="font-color" fo:font-weight="bold" style:font-size-asian="10pt" style:font-weight-asian="bold" style:font-weight-complex="bold"/>
    </style:style>
    <style:style style:name="T10" style:family="text">
      <style:text-properties style:text-position="0% 100%" fo:font-size="10pt" style:text-underline-style="none" fo:font-weight="normal" style:font-size-asian="10pt" style:font-weight-asian="normal" style:font-weight-complex="normal"/>
    </style:style>
    <style:style style:name="T11" style:family="text">
      <style:text-properties style:text-position="0% 100%" fo:font-size="10pt" style:text-underline-style="none" fo:font-weight="normal" style:font-name-asian="Noto Sans Mono CJK SC" style:font-size-asian="10pt" style:font-weight-asian="normal" style:font-name-complex="Liberation Mono1" style:font-size-complex="10pt" style:font-weight-complex="normal"/>
    </style:style>
    <style:style style:name="T12" style:family="text">
      <style:text-properties style:text-position="0% 100%" fo:font-size="10pt" style:text-underline-style="none" fo:font-weight="bold" style:font-size-asian="10pt" style:font-weight-asian="bold" style:font-weight-complex="bold"/>
    </style:style>
    <style:style style:name="T13" style:family="text">
      <style:text-properties style:text-position="0% 100%" fo:font-size="10pt" style:font-size-asian="10pt"/>
    </style:style>
    <style:style style:name="T14" style:family="text">
      <style:text-properties style:text-position="0% 100%" fo:font-size="10pt" fo:font-weight="bold" style:font-size-asian="10pt" style:font-weight-asian="bold" style:font-weight-complex="bold"/>
    </style:style>
    <style:style style:name="T15" style:family="text">
      <style:text-properties style:text-position="0% 100%" fo:font-size="12pt" fo:font-weight="normal" style:font-size-asian="12pt" style:font-weight-asian="normal" style:font-weight-complex="normal"/>
    </style:style>
    <style:style style:name="T16" style:family="text">
      <style:text-properties style:text-position="0% 100%" fo:font-size="12pt" style:text-underline-style="none" fo:font-weight="normal" style:font-size-asian="12pt" style:font-weight-asian="normal" style:font-weight-complex="normal"/>
    </style:style>
    <style:style style:name="T17" style:family="text">
      <style:text-properties style:text-position="0% 100%" fo:font-size="12pt" style:font-size-asian="12pt"/>
    </style:style>
    <style:style style:name="T18" style:family="text">
      <style:text-properties style:text-underline-style="none" fo:font-weight="normal" style:font-weight-asian="normal" style:font-weight-complex="normal"/>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use-window-font-color="true" style:text-position="0% 100%" fo:font-size="10pt" fo:language="en" fo:country="US" style:text-underline-style="none" fo:font-weight="normal" style:font-name-asian="Noto Sans Mono CJK SC" style:font-size-asian="10pt" style:language-asian="zh" style:country-asian="CN" style:font-weight-asian="normal" style:font-name-complex="Liberation Mono1" style:font-size-complex="10pt" style:language-complex="hi" style:country-complex="IN" style:font-weight-complex="normal"/>
    </style:style>
    <style:style style:name="T22" style:family="text">
      <style:text-properties style:use-window-font-color="true" style:text-position="0% 100%"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T23" style:family="text">
      <style:text-properties style:use-window-font-color="true" style:text-position="0% 100%" fo:font-size="10pt" fo:language="en" fo:country="US" fo:font-weight="bold" style:font-name-asian="Noto Sans Mono CJK SC" style:font-size-asian="10pt" style:language-asian="zh" style:country-asian="CN" style:font-weight-asian="bold" style:font-name-complex="Liberation Mono1" style:font-size-complex="10pt" style:language-complex="hi" style:country-complex="IN" style:font-weight-complex="bold"/>
    </style:style>
    <style:style style:name="T24" style:family="text">
      <style:text-properties style:use-window-font-color="true" style:text-position="0% 100%" fo:font-size="10pt" fo:language="en" fo:country="US" style:text-underline-style="solid" style:text-underline-width="auto" style:text-underline-color="font-color" fo:font-weight="bold" style:font-name-asian="Noto Sans Mono CJK SC" style:font-size-asian="10pt" style:language-asian="zh" style:country-asian="CN" style:font-weight-asian="bold" style:font-name-complex="Liberation Mono1" style:font-size-complex="10pt" style:language-complex="hi" style:country-complex="IN" style:font-weight-complex="bold"/>
    </style:style>
    <style:style style:name="T25" style:family="text">
      <style:text-properties style:use-window-font-color="true" style:text-position="0% 100%" style:font-name="Liberation Mono" fo:font-size="10pt" fo:language="en" fo:country="US" style:text-underline-style="none" fo:font-weight="normal" style:font-name-asian="Noto Sans Mono CJK SC" style:font-size-asian="10pt" style:language-asian="zh" style:country-asian="CN" style:font-weight-asian="normal" style:font-name-complex="Liberation Mono1" style:font-size-complex="10pt" style:language-complex="hi" style:country-complex="IN" style:font-weight-complex="normal"/>
    </style:style>
    <style:style style:name="T26" style:family="text">
      <style:text-properties style:use-window-font-color="true" style:text-position="0% 100%" style:font-name="Liberation Mono" fo:font-size="10pt" fo:language="en" fo:country="US" fo:font-style="normal" fo:font-weight="normal" style:font-name-asian="Noto Sans Mono CJK SC" style:font-size-asian="10pt" style:language-asian="zh" style:country-asian="CN" style:font-style-asian="normal" style:font-weight-asian="normal" style:font-name-complex="Liberation Mono1" style:font-size-complex="10pt" style:language-complex="hi" style:country-complex="IN" style:font-weight-complex="normal"/>
    </style:style>
    <style:style style:name="T27" style:family="text">
      <style:text-properties style:use-window-font-color="true"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T28" style:family="text">
      <style:text-properties style:use-window-font-color="true" fo:font-size="10pt" fo:language="en" fo:country="US" fo:font-weight="normal" style:font-name-asian="Noto Sans Mono CJK SC" style:font-size-asian="10pt" style:language-asian="zh" style:country-asian="CN" style:font-weight-asian="normal" style:font-name-complex="Liberation Mono1" style:font-size-complex="10pt" style:language-complex="hi" style:country-complex="IN" style:font-weight-complex="normal"/>
    </style:style>
    <style:style style:name="T29" style:family="text">
      <style:text-properties style:use-window-font-color="true" fo:font-size="10pt" fo:language="en" fo:country="US" fo:font-style="normal" fo:font-weight="normal" style:font-name-asian="Noto Sans Mono CJK SC" style:font-size-asian="10pt" style:language-asian="zh" style:country-asian="CN" style:font-style-asian="normal" style:font-weight-asian="normal" style:font-name-complex="Liberation Mono1" style:font-size-complex="10pt" style:language-complex="hi" style:country-complex="IN" style:font-weight-complex="normal"/>
    </style:style>
    <style:style style:name="T30" style:family="text">
      <style:text-properties style:use-window-font-color="true" style:text-position="sub 58%" fo:font-size="10pt" fo:language="en" fo:country="US" style:font-name-asian="Noto Sans Mono CJK SC" style:font-size-asian="10pt" style:language-asian="zh" style:country-asian="CN" style:font-name-complex="Liberation Mono1" style:font-size-complex="10pt" style:language-complex="hi" style:country-complex="IN"/>
    </style:style>
    <style:style style:name="T31" style:family="text">
      <style:text-properties style:use-window-font-color="true" style:font-name="Liberation Mono" fo:font-size="10pt" fo:language="en" fo:country="US" fo:font-style="normal" style:text-underline-style="solid" style:text-underline-width="auto" style:text-underline-color="font-color" fo:font-weight="bold" style:font-name-asian="Noto Sans Mono CJK SC" style:font-size-asian="10pt" style:language-asian="zh" style:country-asian="CN" style:font-style-asian="normal" style:font-weight-asian="bold" style:font-name-complex="Liberation Mono1" style:font-size-complex="10pt" style:language-complex="hi" style:country-complex="IN" style:font-weight-complex="bold"/>
    </style:style>
    <style:style style:name="T32" style:family="text">
      <style:text-properties style:use-window-font-color="true" style:font-name="Liberation Mono" fo:font-size="10pt" fo:language="en" fo:country="US" fo:font-style="normal" fo:font-weight="normal" style:font-name-asian="Noto Sans Mono CJK SC" style:font-size-asian="10pt" style:language-asian="zh" style:country-asian="CN" style:font-style-asian="normal" style:font-weight-asian="normal" style:font-name-complex="Liberation Mono1" style:font-size-complex="10pt" style:language-complex="hi" style:country-complex="IN" style:font-weight-complex="normal"/>
    </style:style>
    <style:style style:name="T33" style:family="text">
      <style:text-properties style:use-window-font-color="true" style:text-position="super 58%" style:font-name="Liberation Mono" fo:font-size="10pt" fo:language="en" fo:country="US" fo:font-style="normal" fo:font-weight="normal" style:font-name-asian="Noto Sans Mono CJK SC" style:font-size-asian="10pt" style:language-asian="zh" style:country-asian="CN" style:font-style-asian="normal" style:font-weight-asian="normal" style:font-name-complex="Liberation Mono1" style:font-size-complex="10pt" style:language-complex="hi" style:country-complex="IN" style:font-weight-complex="normal"/>
    </style:style>
    <style:style style:name="T34" style:family="text">
      <style:text-properties style:use-window-font-color="true" style:font-name="Liberation Serif" fo:font-size="12pt" fo:language="en" fo:country="US" style:letter-kerning="false" style:font-name-asian="Noto Serif CJK SC" style:font-size-asian="12pt" style:language-asian="zh" style:country-asian="CN" style:font-name-complex="Noto Sans Devanagari" style:font-size-complex="12pt" style:language-complex="hi" style:country-complex="IN"/>
    </style:style>
    <style:style style:name="T35" style:family="text">
      <style:text-properties style:use-window-font-color="true" style:font-name="Liberation Serif" fo:font-size="12pt" fo:language="en" fo:country="US" officeooo:rsid="0012f664" style:letter-kerning="false" style:font-name-asian="Noto Serif CJK SC" style:font-size-asian="12pt" style:language-asian="zh" style:country-asian="CN" style:font-name-complex="Noto Sans Devanagari" style:font-size-complex="12pt" style:language-complex="hi" style:country-complex="IN"/>
    </style:style>
    <style:style style:name="T36" style:family="text">
      <style:text-properties style:use-window-font-color="true" style:font-name="Liberation Serif" fo:language="en" fo:country="US" style:letter-kerning="false" style:font-name-asian="Noto Serif CJK SC" style:language-asian="zh" style:country-asian="CN" style:font-name-complex="Noto Sans Devanagari" style:language-complex="hi" style:country-complex="IN"/>
    </style:style>
    <style:style style:name="T37" style:family="text">
      <style:text-properties fo:font-variant="normal" fo:text-transform="none" fo:color="#333333" style:text-position="0% 100%" style:font-name="Liberation Mono" fo:font-size="10pt" fo:letter-spacing="normal" fo:font-style="normal" fo:font-weight="normal" style:font-size-asian="10pt" style:font-style-asian="normal" style:font-weight-asian="normal" style:font-size-complex="10pt"/>
    </style:style>
    <style:style style:name="T38" style:family="text">
      <style:text-properties fo:font-variant="normal" fo:text-transform="none" fo:color="#424242" style:font-name="apple-system" fo:font-size="10.5pt" fo:letter-spacing="normal" fo:font-style="normal" fo:font-weight="normal" style:font-size-asian="10.5pt" style:font-style-asian="normal" style:font-weight-asian="normal" style:font-weight-complex="bold"/>
    </style:style>
    <style:style style:name="T39" style:family="text">
      <style:text-properties style:text-position="sub 58%"/>
    </style:style>
    <style:style style:name="T40" style:family="text">
      <style:text-properties style:text-position="sub 58%" fo:font-weight="normal" style:font-weight-asian="normal" style:font-weight-complex="normal"/>
    </style:style>
    <style:style style:name="T41" style:family="text">
      <style:text-properties fo:color="#c9211e" style:text-position="0% 100%" fo:font-size="10pt" fo:font-weight="normal" style:font-size-asian="10pt" style:font-weight-asian="normal" style:font-weight-complex="normal"/>
    </style:style>
    <style:style style:name="T42" style:family="text">
      <style:text-properties fo:color="#c9211e"/>
    </style:style>
    <style:style style:name="T43" style:family="text">
      <style:text-properties fo:color="#c9211e" fo:font-weight="normal" style:font-weight-asian="normal" style:font-weight-complex="normal"/>
    </style:style>
    <style:style style:name="T44" style:family="text">
      <style:text-properties fo:color="#c9211e" fo:font-size="10pt" fo:language="en" fo:country="US" fo:font-weight="normal" style:font-name-asian="Noto Sans Mono CJK SC" style:font-size-asian="10pt" style:language-asian="zh" style:country-asian="CN" style:font-weight-asian="normal" style:font-name-complex="Liberation Mono1" style:font-size-complex="10pt" style:language-complex="hi" style:country-complex="IN" style:font-weight-complex="normal"/>
    </style:style>
    <style:style style:name="T45" style:family="text">
      <style:text-properties fo:color="#cc7832" style:font-name="JetBrains Mono" fo:font-size="6pt" fo:language="en" fo:country="US" fo:font-style="normal" fo:font-weight="normal" style:font-name-asian="Noto Sans Mono CJK SC" style:font-size-asian="6pt" style:language-asian="zh" style:country-asian="CN" style:font-style-asian="normal" style:font-weight-asian="normal" style:font-name-complex="Liberation Mono1" style:font-size-complex="6pt" style:language-complex="hi" style:country-complex="IN" style:font-weight-complex="normal"/>
    </style:style>
    <style:style style:name="T46" style:family="text">
      <style:text-properties fo:color="#cc7832" style:font-name="JetBrains Mono" fo:font-size="6pt" fo:font-style="normal" fo:font-weight="normal" style:font-size-asian="6pt" style:font-style-asian="normal" style:font-weight-asian="normal" style:font-size-complex="6pt" style:font-weight-complex="normal"/>
    </style:style>
    <style:style style:name="T47" style:family="text">
      <style:text-properties fo:color="#a9b7c6" style:font-name="JetBrains Mono" fo:font-size="6pt" fo:font-style="normal" fo:font-weight="normal" style:font-size-asian="6pt" style:font-style-asian="normal" style:font-weight-asian="normal" style:font-size-complex="6pt" style:font-weight-complex="normal"/>
    </style:style>
    <style:style style:name="T48" style:family="text">
      <style:text-properties fo:color="#a9b7c6" style:font-name="JetBrains Mono" fo:font-size="6pt" fo:font-style="italic" fo:font-weight="normal" style:font-size-asian="6pt" style:font-style-asian="italic" style:font-weight-asian="normal" style:font-size-complex="6pt" style:font-weight-complex="normal"/>
    </style:style>
    <style:style style:name="T49" style:family="text">
      <style:text-properties fo:font-size="6pt" fo:font-weight="normal" style:font-size-asian="6pt" style:font-weight-asian="normal" style:font-size-complex="6pt" style:font-weight-complex="normal"/>
    </style:style>
    <style:style style:name="T50" style:family="text">
      <style:text-properties fo:color="#ffc66d" style:font-name="JetBrains Mono" fo:font-size="6pt" fo:font-style="normal" fo:font-weight="normal" style:font-size-asian="6pt" style:font-style-asian="normal" style:font-weight-asian="normal" style:font-size-complex="6pt" style:font-weight-complex="normal"/>
    </style:style>
    <style:style style:name="T51" style:family="text">
      <style:text-properties fo:color="#6897bb" style:font-name="JetBrains Mono" fo:font-size="6pt" fo:font-style="normal" fo:font-weight="normal" style:font-size-asian="6pt" style:font-style-asian="normal" style:font-weight-asian="normal" style:font-size-complex="6pt" style:font-weight-complex="normal"/>
    </style:style>
    <style:style style:name="T52" style:family="text">
      <style:text-properties fo:color="#808080" style:font-name="JetBrains Mono" fo:font-size="6pt" fo:font-style="normal" fo:font-weight="normal" style:font-size-asian="6pt" style:font-style-asian="normal" style:font-weight-asian="normal" style:font-size-complex="6pt" style:font-weight-complex="normal"/>
    </style:style>
    <style:style style:name="T53" style:family="text">
      <style:text-properties fo:color="#9876aa" style:font-name="JetBrains Mono" fo:font-size="6pt" fo:font-style="italic" fo:font-weight="normal" style:font-size-asian="6pt" style:font-style-asian="italic" style:font-weight-asian="normal" style:font-size-complex="6pt" style:font-weight-complex="normal"/>
    </style:style>
    <style:style style:name="T54" style:family="text">
      <style:text-properties fo:color="#6a8759" style:font-name="JetBrains Mono" fo:font-size="6pt" fo:font-style="normal" fo:font-weight="normal" style:font-size-asian="6pt" style:font-style-asian="normal" style:font-weight-asian="normal" style:font-size-complex="6pt" style:font-weight-complex="normal"/>
    </style:style>
    <style:style style:name="T55" style:family="text">
      <style:text-properties fo:color="#000000" style:font-name="Liberation Mono" fo:font-size="10pt" fo:language="en" fo:country="US" fo:font-weight="normal" style:font-name-asian="Noto Sans Mono CJK SC" style:font-size-asian="10pt" style:language-asian="zh" style:country-asian="CN" style:font-weight-asian="normal" style:font-name-complex="Liberation Mono1" style:font-size-complex="10pt" style:language-complex="hi" style:country-complex="IN" style:font-weight-complex="normal"/>
    </style:style>
    <style:style style:name="T56" style:family="text">
      <style:text-properties fo:color="#000000" style:font-name="Liberation Mono" fo:font-size="10pt" fo:language="en" fo:country="US" fo:font-style="normal" fo:font-weight="normal" style:font-name-asian="Noto Sans Mono CJK SC" style:font-size-asian="10pt" style:language-asian="zh" style:country-asian="CN" style:font-style-asian="normal" style:font-weight-asian="normal" style:font-name-complex="Liberation Mono1" style:font-size-complex="10pt" style:language-complex="hi" style:country-complex="IN" style:font-weight-complex="normal"/>
    </style:style>
    <style:style style:name="T57" style:family="text">
      <style:text-properties fo:color="#000000" style:font-name="Liberation Mono" fo:font-size="10pt" fo:language="en" fo:country="US" fo:font-style="normal" fo:font-weight="normal" officeooo:rsid="0012f664" style:font-name-asian="Noto Sans Mono CJK SC" style:font-size-asian="10pt" style:language-asian="zh" style:country-asian="CN" style:font-style-asian="normal" style:font-weight-asian="normal" style:font-name-complex="Liberation Mono1" style:font-size-complex="10pt" style:language-complex="hi" style:country-complex="IN" style:font-weight-complex="normal"/>
    </style:style>
    <style:style style:name="T58" style:family="text">
      <style:text-properties fo:color="#000000" style:font-name="Liberation Mono" fo:font-size="13pt" fo:language="en" fo:country="US" fo:font-style="normal" fo:font-weight="normal" style:font-name-asian="Noto Sans Mono CJK SC" style:font-size-asian="13pt" style:language-asian="zh" style:country-asian="CN" style:font-style-asian="normal" style:font-weight-asian="normal" style:font-name-complex="Liberation Mono1" style:font-size-complex="13pt" style:language-complex="hi" style:country-complex="IN" style:font-weight-complex="normal"/>
    </style:style>
    <style:style style:name="T59" style:family="text">
      <style:text-properties fo:color="#000000" fo:font-weight="normal" style:font-weight-asian="normal" style:font-weight-complex="normal"/>
    </style:style>
    <style:style style:name="T60" style:family="text">
      <style:text-properties fo:color="#000000" fo:font-size="6pt" fo:font-weight="normal" style:font-size-asian="6pt" style:font-weight-asian="normal" style:font-size-complex="6pt" style:font-weight-complex="normal"/>
    </style:style>
    <style:style style:name="T61" style:family="text">
      <style:text-properties fo:color="#000000" style:text-underline-style="solid" style:text-underline-width="auto" style:text-underline-color="font-color" fo:font-weight="bold" style:font-weight-asian="bold" style:font-weight-complex="bold"/>
    </style:style>
    <style:style style:name="T62" style:family="text">
      <style:text-properties fo:color="#000000" fo:font-size="13pt" fo:font-weight="normal" style:font-size-asian="13pt" style:font-weight-asian="normal" style:font-size-complex="13pt" style:font-weight-complex="normal"/>
    </style:style>
    <style:style style:name="T63" style:family="text">
      <style:text-properties style:font-name="Liberation Mono" fo:font-size="10pt" fo:language="en" fo:country="US" style:font-size-asian="10pt" style:language-asian="zh" style:country-asian="CN" style:font-size-complex="10pt" style:language-complex="hi" style:country-complex="IN"/>
    </style:style>
    <style:style style:name="T64" style:family="text">
      <style:text-properties style:font-name="Liberation Mono" fo:font-size="10pt" style:font-size-asian="10pt" style:font-size-complex="10pt"/>
    </style:style>
    <style:style style:name="T65" style:family="text">
      <style:text-properties officeooo:rsid="0012f664"/>
    </style:style>
    <style:style style:name="gr1" style:family="graphic">
      <style:graphic-properties draw:stroke="solid" svg:stroke-width="0in" svg:stroke-color="#3465a4"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 DSA Notes:</text:p>
      <text:p text:style-name="P1"/>
      <text:p text:style-name="P1"/>
      <text:p text:style-name="P1"/>
      <text:p text:style-name="P1"/>
      <text:p text:style-name="P1"><text:s text:c="4"/>• Trim: Remove the white space from the both ends of the given word. Int ch=in.next().trim()</text:p>
      <text:p text:style-name="P1"><text:s text:c="4"/>• SHADOWING :is overriding the variable (global variable is overrides with variable in the local scope).</text:p>
      <text:p text:style-name="P1"/>
      <text:p text:style-name="P1"><text:s text:c="4"/>• VARIABLE LENGTH ARGUMENT:</text:p>
      <text:p text:style-name="P1"><text:s text:c="8"/>static void fun(int ...v)// will take the array of <text:s text:c="6"/></text:p>
      <text:p text:style-name="P1"><text:s text:c="8"/>{} <text:s text:c="44"/>integer.</text:p>
      <text:p text:style-name="P1"><text:s text:c="6"/>-Length is not constant depends on arguments.</text:p>
      <text:p text:style-name="P1"><text:s text:c="6"/>-Must be the last int the arguments List</text:p>
      <text:p text:style-name="P1"><text:s text:c="6"/></text:p>
      <text:p text:style-name="P1"><text:s text:c="4"/>• MULTIPLE ARGUMENTS:</text:p>
      <text:p text:style-name="P1"><text:s text:c="11"/>static void fun(int a,int b,String ...v)</text:p>
      <text:p text:style-name="P1"><text:s text:c="14"/>{</text:p>
      <text:p text:style-name="P1"><text:s text:c="14"/>}</text:p>
      <text:p text:style-name="P1"><text:s text:c="14"/>fun(1,2,”Sanket”,”Kumbhar”);</text:p>
      <text:p text:style-name="P1"/>
      <text:p text:style-name="P1"/>
      <text:p text:style-name="P1"><text:s text:c="4"/>• FUNCTION OVERLOADING:</text:p>
      <text:p text:style-name="P1"><text:s text:c="6"/>-Functions having the same name but different parameters(number of arguments <text:s text:c="12"/></text:p>
      <text:p text:style-name="P1"><text:s text:c="8"/>or different types).</text:p>
      <text:p text:style-name="P1"/>
      <text:p text:style-name="P1"><text:s text:c="4"/>• ARMSTRONG NUMBER: <text:s/>1 <text:s/>5 <text:s text:c="2"/>3</text:p>
      <text:p text:style-name="P1"><text:s text:c="24"/>1*1*1+5*5*5+3*3*3=153 IS AN ARMSTRONG numbers(addition of cubes)</text:p>
      <text:p text:style-name="P1"/>
      <text:p text:style-name="P1"/>
      <text:p text:style-name="P1"/>
      <text:p text:style-name="P1"><text:s text:c="4"/>• ARRAYS :-</text:p>
      <text:p text:style-name="P1"><text:s/><text:tab/><text:tab/>datatype[] = new datatype[size];</text:p>
      <text:p text:style-name="P1"><text:s text:c="7"/>1.Arrays objects are in heaps</text:p>
      <text:p text:style-name="P1"><text:tab/> 2.java language specification says heaps object are not <text:s text:c="17"/></text:p>
      <text:p text:style-name="P1"><text:s text:c="13"/>continuous[continuous blocks] allocated.</text:p>
      <text:p text:style-name="P1"><text:s text:c="7"/>3.new is used to create an object .</text:p>
      <text:p text:style-name="P1"><text:tab/> 4.Empty array contains 0 and empty string contains null.</text:p>
      <text:p text:style-name="P1"><text:tab/> 5.Arrays are mutable in Java. While strings are immutable.</text:p>
      <text:p text:style-name="P1"><text:tab/> 6.To find the actual Length of array we can do array.length-1.</text:p>
      <text:p text:style-name="P1"><text:tab/> 7.To Print the array without loops we can simly do <text:s text:c="5"/><text:tab/><text:tab/><text:tab/><text:tab/><text:tab/>Arrays.toString(arrayname);</text:p>
      <text:p text:style-name="P1"/>
      <text:p text:style-name="P1"><text:tab/> </text:p>
      <text:p text:style-name="P1"><text:tab/> </text:p>
      <text:p text:style-name="P1"><text:s text:c="4"/>• Arraylist:-</text:p>
      <text:p text:style-name="P1"><text:s text:c="8"/>◦ Size:-</text:p>
      <text:p text:style-name="P1"><text:s text:c="12"/>▪ Increases Size automatically as need</text:p>
      <text:p text:style-name="P1"><text:s text:c="12"/>▪ Size is fixed internally</text:p>
      <text:p text:style-name="P1"><text:s text:c="12"/>▪ if the list <text:s/>fills by some amount </text:p>
      <text:p text:style-name="P1"><text:s text:c="12"/>▪ it creates a new list of double size and moves the data to the new list and deletes the old list</text:p>
      <text:p text:style-name="P1"><text:s text:c="12"/>▪ Does the same every time when if the list <text:s/>fills by some amount</text:p>
      <text:p text:style-name="P1"><text:s text:c="8"/>◦ functions:-</text:p>
      <text:p text:style-name="P1"><text:s text:c="12"/>▪ list is an object of arraylist</text:p>
      <text:p text:style-name="P1"><text:s text:c="12"/>▪ list.add(value)</text:p>
      <text:p text:style-name="P1"><text:s text:c="12"/>▪ list.contains(value)</text:p>
      <text:p text:style-name="P1"><text:soft-page-break/><text:s text:c="12"/>▪ list.remove(index)</text:p>
      <text:p text:style-name="P1"><text:s text:c="12"/>▪ list.set(index,value)</text:p>
      <text:p text:style-name="P1"><text:s text:c="12"/>▪ list.get(index)</text:p>
      <text:p text:style-name="P1"/>
      <text:p text:style-name="P1"/>
      <text:p text:style-name="P1"/>
      <text:p text:style-name="P1"><text:s text:c="4"/>• Array-list in Array-list<text:tab/>(Multidimensional ArrayLIst)</text:p>
      <text:p text:style-name="P1"><text:s text:c="8"/>◦ First thr array list is like-</text:p>
      <text:p text:style-name="P1"><text:s text:c="24"/>▪ [null,null,null,null]</text:p>
      <text:p text:style-name="P1"><text:s text:c="4"/>• <text:s text:c="2"/>So for that we need to initlise the array LIst</text:p>
      <text:p text:style-name="P1"><text:s text:c="8"/>◦ ArrayList&lt;ArrayList&lt;Integer&gt;&gt; list = new ArrayList&lt;&gt;();</text:p>
      <text:p text:style-name="P1"><text:s text:c="8"/>◦ </text:p>
      <text:p text:style-name="P1"><text:s text:c="8"/>◦ <text:s text:c="8"/>for (int i = 0; i &lt; 3; i++) {</text:p>
      <text:p text:style-name="P1"><text:s text:c="8"/>◦ <text:s text:c="12"/>list.add(new ArrayList&lt;&gt;()); <text:s text:c="2"/>//initilisationing the arraylist</text:p>
      <text:p text:style-name="P1"><text:s text:c="8"/>◦ <text:s text:c="8"/>}</text:p>
      <text:p text:style-name="P1"/>
      <text:p text:style-name="P1"/>
      <text:p text:style-name="P1"/>
      <text:p text:style-name="P1"><text:s text:c="4"/>• Binary Search</text:p>
      <text:p text:style-name="P1"><text:s text:c="8"/>◦ way more efficient <text:s/>that Linear Search.</text:p>
      <text:p text:style-name="P1"><text:s text:c="8"/>◦ N=2*K</text:p>
      <text:p text:style-name="P1"><text:s text:c="8"/>◦ applying log on both sides k=log n base 2</text:p>
      <text:p text:style-name="P1"><text:s text:c="8"/>◦ Where as in linear search 1m comparisons <text:s/>only 19-20 in Binary Search</text:p>
      <text:p text:style-name="P1"><text:s text:c="8"/>◦ simple method is mid = start + end /2</text:p>
      <text:p text:style-name="P1"><text:s text:c="12"/>▪ But integer has a fixed Size ,might be possible start + end exceeds the range of integer in java</text:p>
      <text:p text:style-name="P1"><text:s text:c="12"/>▪ Better Way is mid = start +(end – start)/2</text:p>
      <text:p text:style-name="P1"><text:s text:c="12"/>▪ if(isAsec) {</text:p>
      <text:p text:style-name="P1"><text:s text:c="4"/>if (target &lt; arr[mid]) {</text:p>
      <text:p text:style-name="P1"><text:s text:c="8"/>end = mid - 1;</text:p>
      <text:p text:style-name="P1"><text:s text:c="4"/>} else if (target &gt; arr[mid]) {</text:p>
      <text:p text:style-name="P1"><text:s text:c="8"/>start = mid + 1;</text:p>
      <text:p text:style-name="P1"><text:s text:c="4"/>} else {</text:p>
      <text:p text:style-name="P1"><text:s text:c="8"/>return mid;</text:p>
      <text:p text:style-name="P1"><text:s text:c="4"/>} <text:s text:c="10"/>▪ </text:p>
      <text:p text:style-name="P1"/>
      <text:p text:style-name="P1"/>
      <text:p text:style-name="P1"/>
      <text:p text:style-name="P1"/>
      <text:p text:style-name="P1"/>
      <text:p text:style-name="P1"/>
      <text:p text:style-name="P1"><text:s text:c="4"/>• For Each Loop</text:p>
      <text:p text:style-name="P1"><text:s text:c="8"/>◦ for(int I :array)</text:p>
      <text:p text:style-name="P1"><text:s text:c="8"/>◦ {</text:p>
      <text:p text:style-name="P1"><text:s text:c="13"/>if(i&gt;1)</text:p>
      <text:p text:style-name="P1"><text:s text:c="18"/>count++;</text:p>
      <text:p text:style-name="P1"><text:s text:c="8"/>◦ }</text:p>
      <text:p text:style-name="P1"><text:s text:c="8"/>◦ the following loop will execute for each element in array till the array is empty </text:p>
      <text:p text:style-name="P1"><text:s text:c="8"/>◦ The array value is in the place of I</text:p>
      <text:p text:style-name="P1"/>
      <text:p text:style-name="P1"/>
      <text:p text:style-name="P1"/>
      <text:p text:style-name="P1"/>
      <text:p text:style-name="P1"/>
      <text:p text:style-name="P1"/>
      <text:p text:style-name="P1"/>
      <text:p text:style-name="P1"/>
      <text:p text:style-name="P1"><text:soft-page-break/><text:s text:c="4"/>• Space complexity</text:p>
      <text:p text:style-name="P3"/>
      <text:list xml:id="list215801486" text:style-name="WWNum4">
        <text:list-item>
          <text:list>
            <text:list-item>
              <text:p text:style-name="P4"/>
            </text:list-item>
          </text:list>
        </text:list-item>
      </text:list>
      <text:p text:style-name="P1"><text:s text:c="8"/>◦ O(1)</text:p>
      <text:p text:style-name="P1"><text:s text:c="12"/>▪ No extra space is required. Like copying the array and creating a new array</text:p>
      <text:p text:style-name="P1"><text:s text:c="12"/>▪ We just perform the operations on the new array</text:p>
      <text:p text:style-name="P1"><text:s text:c="12"/>▪ Inplace Sorting Algorithms</text:p>
      <text:p text:style-name="P1"><text:s text:c="4"/>• Time Complexity</text:p>
      <text:p text:style-name="P1"><text:s text:c="8"/>◦ Best Case :- <text:s/>O(n) – Array is sorted</text:p>
      <text:p text:style-name="P1"><text:s text:c="12"/>▪ For the particular pass if the j value is never swapped it says that the array is sorted.</text:p>
      <text:p text:style-name="P1"><text:s text:c="12"/>▪ Its actually N-1 but we ignore the constant is TC</text:p>
      <text:p text:style-name="P1"><text:s text:c="8"/>◦ Worst Case :- O(n2)-Array is sorted in descending order</text:p>
      <text:p text:style-name="P19"/>
      <text:list xml:id="list2081344461" text:style-name="WWNum5">
        <text:list-item>
          <text:p text:style-name="P5"/>
        </text:list-item>
        <text:list-item>
          <text:p text:style-name="P5">• Bubble sort(Exchange sort/Sinking Sort)</text:p>
          <text:list>
            <text:list-item>
              <text:p text:style-name="P5">two for loops</text:p>
            </text:list-item>
          </text:list>
        </text:list-item>
      </text:list>
      <text:p text:style-name="P1"><text:s text:c="8"/>◦ stable sorting algorithm</text:p>
      <text:p text:style-name="P1"><text:s text:c="12"/>▪ When the original order is maintained for the values being the same</text:p>
      <text:p text:style-name="P1"/>
      <text:p text:style-name="P1"/>
      <text:p text:style-name="P1"/>
      <text:p text:style-name="P1"><text:s text:c="4"/>• Selection Sort</text:p>
      <text:p text:style-name="P1"><text:tab/></text:p>
      <text:p text:style-name="P3"><text:s text:c="8"/>◦ It performs well in small list/array and two for loops</text:p>
      <text:p text:style-name="P1"><text:s text:c="8"/>◦ we <text:s/>are going to select a element and find its right place in array</text:p>
      <text:p text:style-name="P1"><text:s text:c="8"/>◦ We will find the <text:span text:style-name="T1">largest <text:s/>element in array and put it in last</text:span></text:p>
      <text:p text:style-name="P1"><text:s text:c="8"/>◦ not stable</text:p>
      <text:p text:style-name="P1"><text:s text:c="8"/>◦ Because we are finding the maximum element in array</text:p>
      <text:p text:style-name="P1"><text:s text:c="8"/>◦ Best Case</text:p>
      <text:p text:style-name="P1"><text:s text:c="12"/>▪ O(n2)</text:p>
      <text:p text:style-name="P1"><text:s text:c="8"/>◦ Worst Case</text:p>
      <text:p text:style-name="P1"><text:s text:c="12"/>▪ O(n2)</text:p>
      <text:list xml:id="list4093526426" text:style-name="WWNum2">
        <text:list-item>
          <text:p text:style-name="P6">Insertion Sort</text:p>
          <text:list>
            <text:list-item>
              <text:p text:style-name="P6">two for loops</text:p>
            </text:list-item>
            <text:list-item>
              <text:p text:style-name="P6">we will <text:span text:style-name="T1">start form the starting and will sort the array like at first till index 1 then 2 then 3 then 4</text:span></text:p>
            </text:list-item>
            <text:list-item>
              <text:p text:style-name="P6">5,3,4,1,2</text:p>
            </text:list-item>
          </text:list>
        </text:list-item>
      </text:list>
      <text:p text:style-name="P1"><draw:line text:anchor-type="paragraph" draw:z-index="0" draw:name="Shape1" draw:style-name="gr1" draw:text-style-name="P46" svg:x1="0.7591in" svg:y1="0.0945in" svg:x2="0.9898in" svg:y2="0.0945in"><text:p/></draw:line><text:s text:c="6"/>o-1 </text:p>
      <text:p text:style-name="P1"><draw:line text:anchor-type="paragraph" draw:z-index="1" draw:name="Shape2" draw:style-name="gr1" draw:text-style-name="P46" svg:x1="0.7693in" svg:y1="0.0618in" svg:x2="1.1248in" svg:y2="0.0618in"><text:p/></draw:line><draw:line text:anchor-type="paragraph" draw:z-index="2" draw:name="Shape3" draw:style-name="gr1" draw:text-style-name="P46" svg:x1="0.7799in" svg:y1="0.239in" svg:x2="1.3232in" svg:y2="0.239in"><text:p/></draw:line><text:tab/>0-2</text:p>
      <text:p text:style-name="P1"><text:tab/>0-3</text:p>
      <text:p text:style-name="P20"/>
      <text:list xml:id="list1002314456" text:style-name="WWNum3">
        <text:list-item>
          <text:list>
            <text:list-item>
              <text:p text:style-name="P7"><text:span text:style-name="T1">at cond j &lt; j-1 </text:span>we should know that the the left side array is already sorted and no need to check there if j &lt; j-1 then all the elements before j-1 will also be less then j so we should break the loop when this condition gets hitted</text:p>
            </text:list-item>
            <text:list-item>
              <text:p text:style-name="P7">ith loop will only <text:s/>run till n-2 because if we are going till n-1 we will encounter a condiiton where j=i+1 which will be <text:span text:style-name="T1">out of bound .</text:span></text:p>
            </text:list-item>
            <text:list-item>
              <text:p text:style-name="P7"><text:span text:style-name="T1">Why we use insertion sort</text:span></text:p>
              <text:list>
                <text:list-item>
                  <text:p text:style-name="P7"><text:span text:style-name="T2">Steps get reduced if array is sorted</text:span></text:p>
                </text:list-item>
                <text:list-item>
                  <text:p text:style-name="P7"><text:span text:style-name="T2">number of swaps are reduced as compared to bubble sort</text:span></text:p>
                </text:list-item>
                <text:list-item>
                  <text:p text:style-name="P7"><text:span text:style-name="T2">Its stable.</text:span></text:p>
                </text:list-item>
                <text:list-item>
                  <text:p text:style-name="P7"><text:span text:style-name="T2">Used Smaller values of N works =&gt; if array is partially sorted</text:span></text:p>
                </text:list-item>
                <text:list-item>
                  <text:p text:style-name="P7"><text:span text:style-name="T2">It takes parts in hybrid sorting algorithms</text:span></text:p>
                </text:list-item>
              </text:list>
            </text:list-item>
            <text:list-item>
              <text:p text:style-name="P7"><text:span text:style-name="T1">Complexity</text:span></text:p>
              <text:list>
                <text:list-item>
                  <text:p text:style-name="P7"><text:span text:style-name="T2">Worst Case:Descending sorted :-O(n</text:span><text:span text:style-name="T4">2</text:span><text:span text:style-name="T7">)</text:span></text:p>
                </text:list-item>
                <text:list-item>
                  <text:p text:style-name="P7"><draw:line text:anchor-type="paragraph" draw:z-index="3" draw:name="Shape4" draw:style-name="gr1" draw:text-style-name="P46" svg:x1="2.5303in" svg:y1="0.1193in" svg:x2="2.4256in" svg:y2="0.3087in"><text:p/></draw:line><draw:line text:anchor-type="paragraph" draw:z-index="4" draw:name="Shape5" draw:style-name="gr1" draw:text-style-name="P46" svg:x1="2.6976in" svg:y1="0.1508in" svg:x2="2.6134in" svg:y2="0.3091in"><text:p/></draw:line><text:span text:style-name="T15">N-1 comparisons</text:span></text:p>
                </text:list-item>
                <text:list-item>
                  <text:p text:style-name="P9"/>
                </text:list-item>
                <text:list-item>
                  <text:p text:style-name="P7"><text:soft-page-break/><text:span text:style-name="T8">N(N+1) <text:s/></text:span><text:span text:style-name="T10"><text:s/>= </text:span><text:span text:style-name="T8">N-1(N-1+1)</text:span><text:span text:style-name="T10"> =</text:span><text:span text:style-name="T12"> </text:span><text:span text:style-name="T8">N(N-1)</text:span><text:span text:style-name="T10">=O</text:span><text:span text:style-name="T8">(n</text:span><text:span text:style-name="T5">2</text:span><text:span text:style-name="T8">-n) </text:span><text:span text:style-name="T10"><text:s/>= O(n</text:span><text:span text:style-name="T6">2</text:span><text:span text:style-name="T10">)</text:span></text:p>
                </text:list-item>
                <text:list-item>
                  <text:p text:style-name="P7"><text:span text:style-name="T16"><text:s text:c="3"/>2<text:tab/><text:tab/><text:tab/>2<text:tab/> <text:s text:c="2"/>2 <text:s text:c="6"/>2</text:span></text:p>
                </text:list-item>
                <text:list-item>
                  <text:p text:style-name="P7"><text:span text:style-name="T10">Best Case : Ascending sorted:O(n)-</text:span><text:span text:style-name="T12">Linear Complexity</text:span></text:p>
                </text:list-item>
              </text:list>
            </text:list-item>
          </text:list>
        </text:list-item>
      </text:list>
      <text:p text:style-name="P10"/>
      <text:p text:style-name="P10"/>
      <text:p text:style-name="P10"/>
      <text:list xml:id="list174923474105314" text:continue-numbering="true" text:style-name="WWNum3">
        <text:list-item>
          <text:p text:style-name="P7"><text:span text:style-name="T12">Cyclic Sort</text:span></text:p>
          <text:list>
            <text:list-item>
              <text:p text:style-name="P7"><text:span text:style-name="T12">Sorts arrays in single for loop(single pass)</text:span></text:p>
            </text:list-item>
            <text:list-item>
              <text:p text:style-name="P7"><text:span text:style-name="T10">Numbers should be from 1 to N only no number should be greater then 2</text:span></text:p>
            </text:list-item>
            <text:list-item>
              <text:p text:style-name="P7"><text:span text:style-name="T10">In Sorted array every elements are in form of index = value – 1;</text:span></text:p>
            </text:list-item>
            <text:list-item>
              <text:p text:style-name="P7"><text:span text:style-name="T11">Worst Case O(n-1)(swaps)+n(check present at correct index) <text:s text:c="56"/></text:span></text:p>
              <text:list>
                <text:list-item>
                  <text:p text:style-name="P7"><text:span text:style-name="T11">O(2n-1)</text:span></text:p>
                </text:list-item>
                <text:list-item>
                  <text:p text:style-name="P7"><text:span text:style-name="T11">Best Case :O(n)</text:span></text:p>
                </text:list-item>
              </text:list>
            </text:list-item>
            <text:list-item>
              <text:p text:style-name="P7"><text:span text:style-name="T10">Sorting method</text:span></text:p>
              <text:list>
                <text:list-item>
                  <text:p text:style-name="P7"><text:span text:style-name="T10">Check if the element is present in its correct index using the </text:span><text:span text:style-name="T21">formula </text:span><text:span text:style-name="T10">index=value -1;</text:span></text:p>
                </text:list-item>
                <text:list-item>
                  <text:p text:style-name="P7"><text:span text:style-name="T10">if yes move forward else swap it with correct index</text:span></text:p>
                </text:list-item>
              </text:list>
            </text:list-item>
          </text:list>
        </text:list-item>
      </text:list>
      <text:p text:style-name="P11"/>
      <text:list xml:id="list174924784475175" text:continue-numbering="true" text:style-name="WWNum3">
        <text:list-item>
          <text:p text:style-name="P7"><text:span text:style-name="T13">Tips</text:span></text:p>
          <text:list>
            <text:list-item>
              <text:p text:style-name="P7"><text:span text:style-name="T13">Everything in in java that start with a capital letter is a Class</text:span></text:p>
            </text:list-item>
          </text:list>
        </text:list-item>
        <text:list-item>
          <text:p text:style-name="P7"><text:span text:style-name="T13">String</text:span></text:p>
          <text:list>
            <text:list-item>
              <text:p text:style-name="P7"><text:span text:style-name="T13">Every string we create is an object of type string.</text:span></text:p>
            </text:list-item>
            <text:list-item>
              <text:p text:style-name="P7"><text:span text:style-name="T13">String name = {“Sanket Kumbhar”};</text:span></text:p>
            </text:list-item>
            <text:list-item>
              <text:p text:style-name="P7"><text:span text:style-name="T13">string pool : separate memory structure inside a heap</text:span></text:p>
              <text:list>
                <text:list-item>
                  <text:p text:style-name="P7"><text:span text:style-name="T13">Similar values will point to the same pool</text:span></text:p>
                </text:list-item>
                <text:list-item>
                  <text:p text:style-name="P7"><text:span text:style-name="T13">Value is not changed if anyone one of the object variable is changed(</text:span><text:span text:style-name="T14">Immutability</text:span><text:span text:style-name="T13">)</text:span></text:p>
                </text:list-item>
                <text:list-item>
                  <text:p text:style-name="P7"><text:span text:style-name="T13">Strings objects are immutable in Java(Security Reasons)</text:span></text:p>
                </text:list-item>
              </text:list>
            </text:list-item>
            <text:list-item>
              <text:p text:style-name="P7"><text:span text:style-name="T13">Why we cant modify string objects ?</text:span></text:p>
              <text:list>
                <text:list-item>
                  <text:p text:style-name="P7"><text:span text:style-name="T37">As Java uses the concept of String literal. Suppose there are 5 reference variables, all refer to one object "Sachin". If one reference variable changes the value of the object, it will be affected by all the reference variables. That is why String objects are immutable in Java.</text:span></text:p>
                </text:list-item>
                <text:list-item>
                  <text:p text:style-name="P7"><text:span text:style-name="T37">String <text:s/>a = “Sanket”;</text:span></text:p>
                </text:list-item>
                <text:list-item>
                  <text:p text:style-name="P7"><text:span text:style-name="T37">a = “ sanket k”</text:span></text:p>
                  <text:list>
                    <text:list-item>
                      <text:p text:style-name="P7"><text:span text:style-name="T37">Note that the Object Sanket is not changed but sanket k a new object is created <text:s/>and</text:span></text:p>
                    </text:list-item>
                  </text:list>
                </text:list-item>
              </text:list>
            </text:list-item>
            <text:list-item>
              <text:p text:style-name="P7"><text:span text:style-name="T13">Because we if we change the <text:s/></text:span></text:p>
            </text:list-item>
            <text:list-item>
              <text:p text:style-name="P7"><text:span text:style-name="T13">Comparison of strings</text:span></text:p>
              <text:list>
                <text:list-item>
                  <text:p text:style-name="P7"><text:span text:style-name="T13">Strings b = “kunal”;</text:span></text:p>
                </text:list-item>
                <text:list-item>
                  <text:p text:style-name="P7"><draw:line text:anchor-type="paragraph" draw:z-index="5" draw:name="Shape6" draw:style-name="gr1" draw:text-style-name="P46" svg:x1="1.1547in" svg:y1="0.0953in" svg:x2="1.7283in" svg:y2="0.2417in"><text:p/></draw:line><text:span text:style-name="T13">a</text:span></text:p>
                </text:list-item>
              </text:list>
            </text:list-item>
          </text:list>
        </text:list-item>
      </text:list>
      <text:p text:style-name="P23"><draw:line text:anchor-type="paragraph" draw:z-index="6" draw:name="Shape7" draw:style-name="gr1" draw:text-style-name="P46" svg:x1="1.1756in" svg:y1="0.2713in" svg:x2="1.739in" svg:y2="0.1567in"><text:p/></draw:line><text:span text:style-name="T13">Kunal</text:span></text:p>
      <text:list xml:id="list174923455542421" text:continue-numbering="true" text:style-name="WWNum3">
        <text:list-item>
          <text:list>
            <text:list-item>
              <text:list>
                <text:list-item>
                  <text:p text:style-name="P7"><text:span text:style-name="T13">b</text:span></text:p>
                </text:list-item>
                <text:list-item>
                  <text:p text:style-name="P7"><text:span text:style-name="T13">String a = “Kunal”; <text:s text:c="2"/></text:span></text:p>
                </text:list-item>
                <text:list-item>
                  <text:p text:style-name="P7"><text:span text:style-name="T13">Both are equal(==) because both value are same and are pointing <text:s/>to the same location value/</text:span></text:p>
                </text:list-item>
                <text:list-item>
                  <text:p text:style-name="P7"><text:span text:style-name="T13">Strings a = new String(</text:span></text:p>
                </text:list-item>
              </text:list>
            </text:list-item>
            <text:list-item>
              <text:p text:style-name="P7"><text:span text:style-name="T13">Different objects of same“Sanket”);</text:span></text:p>
              <text:list>
                <text:list-item>
                  <text:p text:style-name="P7"><text:span text:style-name="T13">Strings b = new String(“Sanket”);</text:span></text:p>
                </text:list-item>
                <text:list-item>
                  <text:p text:style-name="P7"><draw:line text:anchor-type="paragraph" draw:z-index="7" draw:name="Shape8" draw:style-name="gr1" draw:text-style-name="P46" svg:x1="1.1339in" svg:y1="0.0736in" svg:x2="1.8327in" svg:y2="0.0736in"><text:p/></draw:line><text:span text:style-name="T13">a <text:s text:c="9"/>Kunal</text:span></text:p>
                </text:list-item>
                <text:list-item>
                  <text:p text:style-name="P7"><draw:line text:anchor-type="paragraph" draw:z-index="8" draw:name="Shape9" draw:style-name="gr1" draw:text-style-name="P46" svg:x1="1.1728in" svg:y1="0.0583in" svg:x2="1.9272in" svg:y2="0.0583in"><text:p/></draw:line><text:span text:style-name="T13">b<text:tab/><text:tab/>Kunal</text:span></text:p>
                </text:list-item>
                <text:list-item>
                  <text:p text:style-name="P7"><text:span text:style-name="T13">Both are not </text:span><text:span text:style-name="T22">equal</text:span><text:span text:style-name="T13">(==) because they are not pointing to the same location.</text:span></text:p>
                </text:list-item>
                <text:list-item>
                  <text:p text:style-name="P7"><text:span text:style-name="T13">new will force java to create a <text:s/>new object <text:s/>both will be stored in heap but outside the pool.<text:tab/></text:span></text:p>
                </text:list-item>
              </text:list>
            </text:list-item>
            <text:list-item>
              <text:p text:style-name="P12"/>
            </text:list-item>
            <text:list-item>
              <text:p text:style-name="P12"/>
            </text:list-item>
            <text:list-item>
              <text:p text:style-name="P7"><text:span text:style-name="T13">While Comparison if two objects are there(new)</text:span></text:p>
              <text:list>
                <text:list-item>
                  <text:p text:style-name="P7"><text:soft-page-break/><text:span text:style-name="T13">.equals() functions for strings its just cares about the value and not the reference </text:span><text:span text:style-name="T22">variable</text:span></text:p>
                </text:list-item>
              </text:list>
            </text:list-item>
            <text:list-item>
              <text:p text:style-name="P7"><text:span text:style-name="T22">println</text:span></text:p>
              <text:list>
                <text:list-item>
                  <text:p text:style-name="P7"><text:span text:style-name="T22"><text:s/>first value of =&gt; to string =&gt; print</text:span></text:p>
                </text:list-item>
              </text:list>
            </text:list-item>
            <text:list-item>
              <text:p text:style-name="P7"><text:span text:style-name="T23">Concatenation</text:span></text:p>
              <text:list>
                <text:list-item>
                  <text:p text:style-name="P7"><text:span text:style-name="T22">‘a’ + ‘b’ <text:s/>= 195</text:span></text:p>
                </text:list-item>
                <text:list-item>
                  <text:p text:style-name="P7"><text:span text:style-name="T22">“a” + “b” = ab</text:span></text:p>
                </text:list-item>
                <text:list-item>
                  <text:p text:style-name="P7"><text:span text:style-name="T22">‘a ’+2 = 99 <text:s/>same as ‘a’ + ‘2’</text:span></text:p>
                </text:list-item>
                <text:list-item>
                  <text:p text:style-name="P7"><text:span text:style-name="T24">+ will work for <text:s/>every type of object if on of its type is Strings</text:span></text:p>
                </text:list-item>
                <text:list-item>
                  <text:p text:style-name="P7"><text:span text:style-name="T24">When an integer is added to string <text:s/>Integer that will call toString</text:span></text:p>
                </text:list-item>
              </text:list>
            </text:list-item>
          </text:list>
        </text:list-item>
      </text:list>
      <text:p text:style-name="P21"/>
      <text:list xml:id="list174923087541245" text:continue-numbering="true" text:style-name="WWNum3">
        <text:list-item>
          <text:list>
            <text:list-item>
              <text:p text:style-name="P7"><text:span text:style-name="T24">StringBuilder</text:span></text:p>
              <text:list>
                <text:list-item>
                  <text:p text:style-name="P7"><text:span text:style-name="T24">append</text:span></text:p>
                </text:list-item>
                <text:list-item>
                  <text:p text:style-name="P7"><text:span text:style-name="T24">charAt</text:span></text:p>
                </text:list-item>
                <text:list-item>
                  <text:p text:style-name="P7"><text:span text:style-name="T24">indexOf</text:span></text:p>
                </text:list-item>
                <text:list-item>
                  <text:p text:style-name="P7"><text:span text:style-name="T24">contentEquals</text:span></text:p>
                </text:list-item>
              </text:list>
            </text:list-item>
          </text:list>
        </text:list-item>
      </text:list>
      <text:p text:style-name="P13"/>
      <text:p text:style-name="P13"/>
      <text:list xml:id="list174924987317436" text:continue-numbering="true" text:style-name="WWNum3">
        <text:list-item>
          <text:p text:style-name="P7"><text:span text:style-name="T24">PATTERNS</text:span></text:p>
          <text:list>
            <text:list-item>
              <text:p text:style-name="P7"><text:span text:style-name="T21">Approach </text:span></text:p>
            </text:list-item>
          </text:list>
        </text:list-item>
      </text:list>
      <text:list xml:id="list188669159" text:style-name="WWNum6">
        <text:list-item>
          <text:p text:style-name="P34"><text:span text:style-name="T25">Identity Number of rows<text:tab/></text:span></text:p>
        </text:list-item>
        <text:list-item>
          <text:p text:style-name="P34"><text:span text:style-name="T25">Identify for every row how many cols are there/( there are different)types of elements in the columns</text:span></text:p>
        </text:list-item>
        <text:list-item>
          <text:p text:style-name="P34"><text:span text:style-name="T25">What do uu need to print</text:span></text:p>
        </text:list-item>
      </text:list>
      <text:list xml:id="list2115377419" text:style-name="WWNum7">
        <text:list-item>
          <text:p text:style-name="P35"><text:span text:style-name="T25">Note:try to find a formula for row col.</text:span></text:p>
        </text:list-item>
      </text:list>
      <text:p text:style-name="P3"><text:span text:style-name="T9">x</text:span></text:p>
      <text:list xml:id="list174923042964308" text:continue-list="list174924987317436" text:style-name="WWNum3">
        <text:list-item>
          <text:p text:style-name="P7"><text:span text:style-name="T12">Problem solving</text:span></text:p>
          <text:list>
            <text:list-item>
              <text:p text:style-name="P7"><text:span text:style-name="T10">Array is sorted then</text:span><text:span text:style-name="T12"> apply Binary search</text:span><text:span text:style-name="T10">.</text:span></text:p>
            </text:list-item>
            <text:list-item>
              <text:p text:style-name="P7"><text:span text:style-name="T10">Given range from 1 to n </text:span><text:span text:style-name="T12">apply <text:s/>Cyclic Sort.</text:span></text:p>
            </text:list-item>
            <text:list-item>
              <text:p text:style-name="P7"><text:span text:style-name="T12">O(n)time and constant space cyclic sort</text:span></text:p>
            </text:list-item>
            <text:list-item>
              <text:p text:style-name="P7"><text:span text:style-name="T12">% <text:s/>is </text:span><text:span text:style-name="T10">placeholder ,f for <text:s/>float,s string</text:span></text:p>
            </text:list-item>
          </text:list>
        </text:list-item>
      </text:list>
      <text:p text:style-name="P22"/>
      <text:p text:style-name="P16"/>
      <text:p text:style-name="P16"/>
      <text:p text:style-name="P22"/>
      <text:list xml:id="list174923341571294" text:continue-numbering="true" text:style-name="WWNum3">
        <text:list-item>
          <text:p text:style-name="P7"><text:span text:style-name="T1">Math For DSA</text:span></text:p>
          <text:list>
            <text:list-item>
              <text:p text:style-name="P7"><text:span text:style-name="T1">Bit Manipulations</text:span></text:p>
              <text:list>
                <text:list-item>
                  <text:p text:style-name="P7"><draw:line text:anchor-type="paragraph" draw:z-index="18" draw:name="Shape20" draw:style-name="gr1" draw:text-style-name="P46" svg:x1="2.7874in" svg:y1="0.1949in" svg:x2="2.0937in" svg:y2="0.1295in"><text:p/></draw:line><draw:line text:anchor-type="paragraph" draw:z-index="20" draw:name="Shape19_0" draw:style-name="gr1" draw:text-style-name="P46" svg:x1="1.9354in" svg:y1="0.1811in" svg:x2="2.0945in" svg:y2="0.1291in"><text:p/></draw:line><text:span text:style-name="T2">1 byte = 8 bits</text:span></text:p>
                  <text:list>
                    <text:list-item>
                      <text:p text:style-name="P7"><draw:line text:anchor-type="paragraph" draw:z-index="19" draw:name="Shape21" draw:style-name="gr1" draw:text-style-name="P46" svg:x1="2.7917in" svg:y1="0.2087in" svg:x2="2.5445in" svg:y2="0.078in"><text:p/></draw:line><text:span text:style-name="T2">(10)</text:span><text:span text:style-name="T40">2</text:span><text:span text:style-name="T2"> = 00001010 <text:s text:c="2"/>Most Significant Bit :- tells <text:s/>+ve(0) or -ve(1)</text:span></text:p>
                    </text:list-item>
                    <text:list-item>
                      <text:p text:style-name="P7"><text:span text:style-name="T2"><text:tab/> <text:s text:c="4"/>87654321 <text:s text:c="2"/>Least Significant Bit : tells even(0) or odd(1)</text:span></text:p>
                    </text:list-item>
                    <text:list-item>
                      <text:p text:style-name="P7"><text:span text:style-name="T2">LAST bit tells the sign of the number and rest of the tells the value </text:span></text:p>
                    </text:list-item>
                  </text:list>
                </text:list-item>
                <text:list-item>
                  <text:p text:style-name="P7"><text:span text:style-name="T2">Negative of a number</text:span></text:p>
                  <text:list>
                    <text:list-item>
                      <text:p text:style-name="P7"><text:span text:style-name="T2">take compliment of a number and add one to it(2’s Compliment method) :-when stored in 1 <text:s/>byte data type</text:span></text:p>
                    </text:list-item>
                    <text:list-item>
                      <text:p text:style-name="P7"><text:span text:style-name="T2">WHY ? 2’s compliment gives negative of a number</text:span></text:p>
                      <text:list>
                        <text:list-item>
                          <text:p text:style-name="P7"><draw:line text:anchor-type="paragraph" draw:z-index="22" draw:name="Shape23" draw:style-name="gr1" draw:text-style-name="P46" svg:x1="1.6417in" svg:y1="0.1783in" svg:x2="2.4516in" svg:y2="0.1366in"><text:p/></draw:line><draw:line text:anchor-type="paragraph" draw:z-index="23" draw:name="Shape24" draw:style-name="gr1" draw:text-style-name="P46" svg:x1="3.4697in" svg:y1="0.2295in" svg:x2="2.4508in" svg:y2="0.1362in"><text:p/></draw:line><text:span text:style-name="T2">0 – a number = negative of a number</text:span></text:p>
                        </text:list-item>
                        <text:list-item>
                          <text:p text:style-name="P7"><draw:line text:anchor-type="paragraph" draw:z-index="24" draw:name="Shape25" draw:style-name="gr1" draw:text-style-name="P46" svg:x1="3.2201in" svg:y1="0.2882in" svg:x2="2.5638in" svg:y2="0.0925in"><text:p/></draw:line><text:span text:style-name="T2"><text:s/>10000000000 <text:s text:c="2"/>0 <text:s text:c="7"/>1 asach takla ahee (ignored because more </text:span></text:p>
                        </text:list-item>
                        <text:list-item>
                          <text:p text:style-name="P7"><draw:line text:anchor-type="paragraph" draw:z-index="21" draw:name="Shape22" draw:style-name="gr1" draw:text-style-name="P46" svg:x1="1.4693in" svg:y1="0.1252in" svg:x2="2.9445in" svg:y2="0.1252in"><text:p/></draw:line><draw:line text:anchor-type="paragraph" draw:z-index="25" draw:name="Shape26" draw:style-name="gr1" draw:text-style-name="P46" svg:x1="2.6846in" svg:y1="0.2406in" svg:x2="3.2201in" svg:y2="0.1287in"><text:p/></draw:line><text:span text:style-name="T2">-00000001010 <text:s/>-10 <text:s text:c="3"/>equal <text:s text:c="26"/>then 8 bit)</text:span></text:p>
                        </text:list-item>
                        <text:list-item>
                          <text:p text:style-name="P7"><text:span text:style-name="T2"><text:s text:c="2"/>1111111111+1 <text:s text:c="3"/></text:span></text:p>
                        </text:list-item>
                        <text:list-item>
                          <text:p text:style-name="P7"><text:span text:style-name="T2">now expression will be <text:s/>1111111111+1 - <text:s/>00000001010</text:span></text:p>
                        </text:list-item>
                        <text:list-item>
                          <text:p text:style-name="P7"><draw:line text:anchor-type="paragraph" draw:z-index="26" draw:name="Shape27" draw:style-name="gr1" draw:text-style-name="P46" svg:x1="5.1409in" svg:y1="0.1492in" svg:x2="3.0799in" svg:y2="0.1492in"><text:p/></draw:line><draw:line text:anchor-type="paragraph" draw:z-index="27" draw:name="Shape28" draw:style-name="gr1" draw:text-style-name="P46" svg:x1="3.3898in" svg:y1="0.189in" svg:x2="3.3098in" svg:y2="0.189in"><text:p/></draw:line><text:span text:style-name="T2">we can write it as 1111111111 - <text:s/>00000001010 +1</text:span></text:p>
                        </text:list-item>
                        <text:list-item>
                          <text:p text:style-name="P7"><draw:line text:anchor-type="paragraph" draw:z-index="28" draw:name="Shape29" draw:style-name="gr1" draw:text-style-name="P46" svg:x1="3.6669in" svg:y1="0.0874in" svg:x2="3.35in" svg:y2="0.0874in"><text:p/></draw:line><text:span text:style-name="T2"><text:s text:c="26"/>same as taking the compliment</text:span></text:p>
                        </text:list-item>
                        <text:list-item>
                          <text:p text:style-name="P7"><text:span text:style-name="T2">So same as taking the compliment and then add one to it</text:span></text:p>
                        </text:list-item>
                      </text:list>
                    </text:list-item>
                    <text:list-item>
                      <text:p text:style-name="P7"><text:span text:style-name="T2">Range of <text:s/>a number<text:tab/></text:span></text:p>
                      <text:list>
                        <text:list-item>
                          <text:p text:style-name="P7"><text:span text:style-name="T2">how many can we store in one byte – 8 bits</text:span></text:p>
                        </text:list-item>
                      </text:list>
                    </text:list-item>
                  </text:list>
                </text:list-item>
              </text:list>
            </text:list-item>
          </text:list>
        </text:list-item>
      </text:list>
      <text:p text:style-name="P17"/>
      <text:p text:style-name="P17"/>
      <text:list xml:id="list174922997053572" text:continue-numbering="true" text:style-name="WWNum3">
        <text:list-item>
          <text:list>
            <text:list-item>
              <text:list>
                <text:list-item>
                  <text:list>
                    <text:list-item>
                      <text:list>
                        <text:list-item>
                          <text:p text:style-name="P7"><text:soft-page-break/><text:span text:style-name="T2">for 8 bits the total number are 2</text:span><text:span text:style-name="T4">8 </text:span><text:span text:style-name="T7">=256 total numbers in 8 bits</text:span></text:p>
                          <text:list>
                            <text:list-item>
                              <text:p text:style-name="P7"><text:span text:style-name="T7">the first bit tells us the positive and negative as we already know then the total number will be</text:span></text:p>
                              <text:list>
                                <text:list-item>
                                  <text:p text:style-name="P7"><text:span text:style-name="T7">128 negative numbers and 128 positive numbers</text:span></text:p>
                                </text:list-item>
                                <text:list-item>
                                  <text:p text:style-name="P7"><text:span text:style-name="T7">range is -128 to 128</text:span></text:p>
                                </text:list-item>
                                <text:list-item>
                                  <text:p text:style-name="P7"><text:span text:style-name="T41">BUT…………0 is also there and it is counted in positive</text:span></text:p>
                                </text:list-item>
                                <text:list-item>
                                  <text:p text:style-name="P7"><text:span text:style-name="T7">So now the range is -128 to 127 including 0</text:span></text:p>
                                </text:list-item>
                              </text:list>
                            </text:list-item>
                          </text:list>
                        </text:list-item>
                        <text:list-item>
                          <text:p text:style-name="P7"><text:span text:style-name="T2">for n bits</text:span></text:p>
                          <text:list>
                            <text:list-item>
                              <text:p text:style-name="P7"><text:span text:style-name="T2">-2</text:span><text:span text:style-name="T4">(n – 1) <text:s/>to </text:span><text:span text:style-name="T7">2</text:span><text:span text:style-name="T4">(n – 1) </text:span><text:span text:style-name="T7">- 1</text:span></text:p>
                            </text:list-item>
                          </text:list>
                        </text:list-item>
                      </text:list>
                    </text:list-item>
                  </text:list>
                </text:list-item>
              </text:list>
            </text:list-item>
          </text:list>
        </text:list-item>
      </text:list>
      <text:p text:style-name="P17"/>
      <text:list xml:id="list174925143415803" text:continue-numbering="true" text:style-name="WWNum3">
        <text:list-item>
          <text:list>
            <text:list-item>
              <text:p text:style-name="P7"><text:span text:style-name="T1">Bit-wise Operators</text:span></text:p>
              <text:list>
                <text:list-item>
                  <text:p text:style-name="P7"><text:span text:style-name="T1">Shifting</text:span></text:p>
                  <text:list>
                    <text:list-item>
                      <text:p text:style-name="P7"><text:span text:style-name="T38">Left Shift (&lt;&lt;) shall be considered as multiplication by 2^N</text:span><text:span text:style-name="T1"><text:line-break/></text:span><text:span text:style-name="T38">Similarly, Right Shift (&gt;&gt;) shall be considered as division by 2^N</text:span></text:p>
                    </text:list-item>
                  </text:list>
                </text:list-item>
                <text:list-item>
                  <text:p text:style-name="P7"><text:span text:style-name="T2">AND &amp;</text:span></text:p>
                  <text:list>
                    <text:list-item>
                      <text:p text:style-name="P7"><text:span text:style-name="T2">Both values should be true entire expression is true</text:span></text:p>
                    </text:list-item>
                    <text:list-item>
                      <text:p text:style-name="P7"><text:span text:style-name="T3">When you &amp; 1 with any number you will be getting the same number.</text:span></text:p>
                    </text:list-item>
                    <text:list-item>
                      <text:p text:style-name="P8"><text:span text:style-name="T2">Use Case</text:span></text:p>
                      <text:list>
                        <text:list-item>
                          <text:p text:style-name="P8"><text:span text:style-name="T2">Given Number n find if its even or odd</text:span></text:p>
                        </text:list-item>
                      </text:list>
                    </text:list-item>
                  </text:list>
                </text:list-item>
              </text:list>
            </text:list-item>
          </text:list>
        </text:list-item>
      </text:list>
      <text:p text:style-name="P24"/>
      <text:list xml:id="list174924558647100" text:continue-numbering="true" text:style-name="WWNum3">
        <text:list-item>
          <text:list>
            <text:list-item>
              <text:list>
                <text:list-item>
                  <text:p text:style-name="P8"><text:span text:style-name="T2">OR ||</text:span></text:p>
                  <text:list>
                    <text:list-item>
                      <text:p text:style-name="P8"><text:span text:style-name="T2">If any value is true entire expression is true.</text:span></text:p>
                    </text:list-item>
                  </text:list>
                </text:list-item>
              </text:list>
            </text:list-item>
          </text:list>
        </text:list-item>
      </text:list>
      <text:p text:style-name="P25"/>
      <text:list xml:id="list174924859009244" text:continue-numbering="true" text:style-name="WWNum3">
        <text:list-item>
          <text:list>
            <text:list-item>
              <text:list>
                <text:list-item>
                  <text:p text:style-name="P8"><text:span text:style-name="T2">XOR ^(Exclusive OR(if and only if))</text:span></text:p>
                  <text:list>
                    <text:list-item>
                      <text:p text:style-name="P8"><text:span text:style-name="T2">if you have two number on/</text:span></text:p>
                    </text:list-item>
                    <text:list-item>
                      <text:p text:style-name="P8"><text:span text:style-name="T43">XoR any number with 1 getting the compliment(opposite of that number) of that number</text:span></text:p>
                      <text:list>
                        <text:list-item>
                          <text:p text:style-name="P8"><text:span text:style-name="T2">a ^ 1 = <text:s/>a upper dash(compilment)</text:span></text:p>
                        </text:list-item>
                        <text:list-item>
                          <text:p text:style-name="P8"><text:span text:style-name="T2">a ^ 0 = a</text:span></text:p>
                        </text:list-item>
                        <text:list-item>
                          <text:p text:style-name="P8"><text:span text:style-name="T2">a ^ a = 0</text:span></text:p>
                        </text:list-item>
                      </text:list>
                    </text:list-item>
                  </text:list>
                </text:list-item>
              </text:list>
            </text:list-item>
            <text:list-item>
              <text:p text:style-name="P18">Conversion of Numbers(Number Systems)</text:p>
              <text:list>
                <text:list-item>
                  <text:p text:style-name="P18">Decimals number systems (0-9)<text:span text:style-name="T39">10</text:span></text:p>
                  <text:list>
                    <text:list-item>
                      <text:p text:style-name="P18">Base – 10</text:p>
                    </text:list-item>
                  </text:list>
                </text:list-item>
                <text:list-item>
                  <text:p text:style-name="P18">Binary Numbers (0 and 1(0,1))</text:p>
                  <text:list>
                    <text:list-item>
                      <text:p text:style-name="P18">Base is 2 ()<text:span text:style-name="T39">2</text:span></text:p>
                    </text:list-item>
                  </text:list>
                </text:list-item>
              </text:list>
            </text:list-item>
          </text:list>
        </text:list-item>
      </text:list>
      <text:p text:style-name="P26"/>
      <text:list xml:id="list174923888459994" text:continue-numbering="true" text:style-name="WWNum3">
        <text:list-item>
          <text:list>
            <text:list-item>
              <text:list>
                <text:list-item>
                  <text:p text:style-name="P18"><text:span text:style-name="T17">Octal Numbers(0-7)</text:span></text:p>
                  <text:list>
                    <text:list-item>
                      <text:p text:style-name="P18"><text:span text:style-name="T17">0 start</text:span></text:p>
                    </text:list-item>
                    <text:list-item>
                      <text:p text:style-name="P18"><text:span text:style-name="T17">No 8</text:span></text:p>
                    </text:list-item>
                    <text:list-item>
                      <text:p text:style-name="P18"><text:span text:style-name="T13">Base is 8()</text:span><text:span text:style-name="T39">8</text:span></text:p>
                    </text:list-item>
                  </text:list>
                </text:list-item>
              </text:list>
            </text:list-item>
          </text:list>
        </text:list-item>
      </text:list>
      <text:p text:style-name="P27"/>
      <text:list xml:id="list174925001923057" text:continue-numbering="true" text:style-name="WWNum3">
        <text:list-item>
          <text:list>
            <text:list-item>
              <text:list>
                <text:list-item>
                  <text:p text:style-name="P18">He<text:span text:style-name="T27">xaDecimal()</text:span></text:p>
                  <text:list>
                    <text:list-item>
                      <text:p text:style-name="P18"><text:span text:style-name="T27"><text:s/>0-9</text:span></text:p>
                    </text:list-item>
                    <text:list-item>
                      <text:p text:style-name="P18"><text:span text:style-name="T27">then ABCD</text:span></text:p>
                    </text:list-item>
                    <text:list-item>
                      <text:p text:style-name="P18"><text:span text:style-name="T27">Base is ()</text:span><text:span text:style-name="T30">16</text:span></text:p>
                    </text:list-item>
                  </text:list>
                </text:list-item>
              </text:list>
            </text:list-item>
          </text:list>
        </text:list-item>
      </text:list>
      <text:p text:style-name="P14"/>
      <text:list xml:id="list174923082435106" text:continue-numbering="true" text:style-name="WWNum3">
        <text:list-item>
          <text:list>
            <text:list-item>
              <text:list>
                <text:list-item>
                  <text:p text:style-name="P18"><text:span text:style-name="T22">CONVERSION</text:span></text:p>
                  <text:list>
                    <text:list-item>
                      <text:p text:style-name="P18"><text:span text:style-name="T22">Decimal to base b</text:span></text:p>
                      <text:list>
                        <text:list-item>
                          <text:p text:style-name="P18"><text:span text:style-name="T22">decimal base (17)</text:span><text:span text:style-name="T30">8</text:span><text:span text:style-name="T22"> to ()</text:span><text:span text:style-name="T30">2</text:span></text:p>
                        </text:list-item>
                        <text:list-item>
                          <text:p text:style-name="P18"><text:span text:style-name="T30"><text:s/></text:span></text:p>
                          <text:list>
                            <text:list-item>
                              <text:p text:style-name="P18"><text:span text:style-name="T22">Keep diving the number , take remainder,write in oppsite </text:span></text:p>
                              <text:list>
                                <text:list-item>
                                  <text:p text:style-name="P18"><draw:line text:anchor-type="paragraph" draw:z-index="9" draw:name="Shape10" draw:style-name="gr1" draw:text-style-name="P46" svg:x1="2.7524in" svg:y1="0.4902in" svg:x2="1.8591in" svg:y2="0.4902in"><text:p/></draw:line><draw:line text:anchor-type="paragraph" draw:z-index="10" draw:name="Shape11" draw:style-name="gr1" draw:text-style-name="P46" svg:x1="2.1429in" svg:y1="0.1508in" svg:x2="2.5626in" svg:y2="0.1508in"><text:p/></draw:line><draw:line text:anchor-type="paragraph" draw:z-index="15" draw:name="Shape16" draw:style-name="gr1" draw:text-style-name="P46" svg:x1="2.989in" svg:y1="0.7185in" svg:x2="3.0091in" svg:y2="0.1319in"><text:p/></draw:line><draw:line text:anchor-type="paragraph" draw:z-index="16" draw:name="Shape17" draw:style-name="gr1" draw:text-style-name="P46" svg:x1="2.8827in" svg:y1="0.2669in" svg:x2="3.0043in" svg:y2="0.1319in"><text:p/></draw:line><draw:line text:anchor-type="paragraph" draw:z-index="17" draw:name="Shape18" draw:style-name="gr1" draw:text-style-name="P46" svg:x1="3.139in" svg:y1="0.2807in" svg:x2="3.0035in" svg:y2="0.1319in"><text:p/></draw:line><text:span text:style-name="T22"><text:s text:c="2"/>2 42 0 <text:s text:c="6"/>(101010)</text:span><text:span text:style-name="T30">2 </text:span><text:span text:style-name="T22">= (42)</text:span><text:span text:style-name="T30">10</text:span></text:p>
                                </text:list-item>
                              </text:list>
                            </text:list-item>
                          </text:list>
                        </text:list-item>
                      </text:list>
                    </text:list-item>
                  </text:list>
                </text:list-item>
              </text:list>
            </text:list-item>
          </text:list>
        </text:list-item>
      </text:list>
      <text:p text:style-name="P28"><text:span text:style-name="T22"><text:s text:c="2"/>2 21 1</text:span></text:p>
      <text:p text:style-name="P28"><draw:line text:anchor-type="paragraph" draw:z-index="11" draw:name="Shape12" draw:style-name="gr1" draw:text-style-name="P46" svg:x1="2.1571in" svg:y1="0.0154in" svg:x2="2.5807in" svg:y2="0.0154in"><text:p/></draw:line><draw:line text:anchor-type="paragraph" draw:z-index="12" draw:name="Shape13" draw:style-name="gr1" draw:text-style-name="P46" svg:x1="2.1618in" svg:y1="0.1453in" svg:x2="2.5807in" svg:y2="0.1453in"><text:p/></draw:line><text:span text:style-name="T22"><text:s text:c="2"/>2 10 0</text:span></text:p>
      <text:p text:style-name="P28"><draw:line text:anchor-type="paragraph" draw:z-index="13" draw:name="Shape14" draw:style-name="gr1" draw:text-style-name="P46" svg:x1="2.1709in" svg:y1="0.1555in" svg:x2="2.5437in" svg:y2="0.1555in"><text:p/></draw:line><text:span text:style-name="T22"><text:s text:c="2"/>2 <text:s/>5 1 <text:s text:c="5"/>write in the direction of arrow</text:span></text:p>
      <text:p text:style-name="P28"><text:span text:style-name="T22"><text:s text:c="2"/>2 <text:s/>2 0</text:span></text:p>
      <text:p text:style-name="P28"><draw:line text:anchor-type="paragraph" draw:z-index="14" draw:name="Shape15" draw:style-name="gr1" draw:text-style-name="P46" svg:x1="2.152in" svg:y1="0.0118in" svg:x2="2.5626in" svg:y2="0.0118in"><text:p/></draw:line><text:span text:style-name="T22"><text:s text:c="5"/>1 1</text:span></text:p>
      <text:list xml:id="list174923461184948" text:continue-numbering="true" text:style-name="WWNum3">
        <text:list-item>
          <text:list>
            <text:list-item>
              <text:list>
                <text:list-item>
                  <text:list>
                    <text:list-item>
                      <text:p text:style-name="P18"><text:span text:style-name="T22">base b to Decimal</text:span></text:p>
                      <text:list>
                        <text:list-item>
                          <text:p text:style-name="P18"><text:soft-page-break/><text:span text:style-name="T22">Multiply and and the power of base to digits</text:span></text:p>
                          <text:list>
                            <text:list-item>
                              <text:p text:style-name="P18"><text:span text:style-name="T22">(101010)</text:span><text:span text:style-name="T30">2</text:span><text:span text:style-name="T22"> = (?)</text:span><text:span text:style-name="T30">10</text:span></text:p>
                              <text:list>
                                <text:list-item>
                                  <text:p text:style-name="P18"><text:span text:style-name="T22">1 * 2^5 + 0 * 2^4 + 1 * 2^3 + 0 * 2^2 + 1 * 2^1 + 0 * 2^0=42</text:span></text:p>
                                </text:list-item>
                              </text:list>
                            </text:list-item>
                          </text:list>
                        </text:list-item>
                      </text:list>
                    </text:list-item>
                  </text:list>
                </text:list-item>
              </text:list>
            </text:list-item>
          </text:list>
        </text:list-item>
      </text:list>
      <text:p text:style-name="P29"/>
      <text:list xml:id="list174923852435074" text:continue-numbering="true" text:style-name="WWNum3">
        <text:list-item>
          <text:list>
            <text:list-item>
              <text:list>
                <text:list-item>
                  <text:p text:style-name="P7"><text:span text:style-name="T28">Base Number System(Binary Number System)</text:span></text:p>
                </text:list-item>
                <text:list-item>
                  <text:p text:style-name="P7"><text:span text:style-name="T28">1 &gt;&gt; right shift</text:span></text:p>
                </text:list-item>
                <text:list-item>
                  <text:p text:style-name="P7"><text:span text:style-name="T28">1 &lt;&lt; left shift</text:span></text:p>
                </text:list-item>
              </text:list>
            </text:list-item>
          </text:list>
        </text:list-item>
      </text:list>
      <text:p text:style-name="P15"/>
      <text:list xml:id="list174923146458085" text:continue-numbering="true" text:style-name="WWNum3">
        <text:list-item>
          <text:p text:style-name="P7"><text:span text:style-name="T28">Optimized Ways for sum problems</text:span></text:p>
          <text:list>
            <text:list-item>
              <text:p text:style-name="P7"><text:span text:style-name="T28">Prime Numbers</text:span></text:p>
              <text:list>
                <text:list-item>
                  <text:p text:style-name="P7"><text:span text:style-name="T28">Can only make checks <text:s/>till the sqrt of that number</text:span></text:p>
                </text:list-item>
                <text:list-item>
                  <text:p text:style-name="P7"><text:span text:style-name="T28">More optimised way is </text:span><text:span text:style-name="T44">Sieve of Erathanoneses</text:span></text:p>
                  <text:list>
                    <text:list-item>
                      <text:p text:style-name="P36"><text:span text:style-name="T45">public class </text:span><text:span text:style-name="T47">SievePrime {</text:span><text:span text:style-name="T49"><text:line-break/></text:span><text:span text:style-name="T47"> <text:s text:c="3"/></text:span><text:span text:style-name="T46">public static void </text:span><text:span text:style-name="T50">main</text:span><text:span text:style-name="T47">(String []args)</text:span><text:span text:style-name="T49"><text:line-break/></text:span><text:span text:style-name="T47"> <text:s text:c="3"/>{</text:span><text:span text:style-name="T49"><text:line-break/></text:span><text:span text:style-name="T47"> <text:s text:c="7"/></text:span><text:span text:style-name="T46">int </text:span><text:span text:style-name="T47">n=</text:span><text:span text:style-name="T51">40</text:span><text:span text:style-name="T46">;</text:span><text:span text:style-name="T49"><text:line-break/></text:span><text:span text:style-name="T46"> <text:s text:c="7"/>boolean </text:span><text:span text:style-name="T47">[]primes = </text:span><text:span text:style-name="T46">new boolean</text:span><text:span text:style-name="T47">[n+</text:span><text:span text:style-name="T51">1</text:span><text:span text:style-name="T47">]</text:span><text:span text:style-name="T46">;</text:span><text:span text:style-name="T52">//n+1 because it also contains 40</text:span><text:span text:style-name="T49"><text:line-break/></text:span><text:span text:style-name="T52"> <text:s text:c="7"/></text:span><text:span text:style-name="T48">sieve</text:span><text:span text:style-name="T47">(n</text:span><text:span text:style-name="T46">,</text:span><text:span text:style-name="T47">primes)</text:span><text:span text:style-name="T46">;</text:span><text:span text:style-name="T49"><text:line-break/></text:span><text:span text:style-name="T46"> <text:s text:c="3"/></text:span><text:span text:style-name="T47">}</text:span><text:span text:style-name="T49"><text:line-break/><text:line-break/></text:span><text:span text:style-name="T47"> <text:s text:c="3"/></text:span><text:span text:style-name="T52">//false in array the number is prime</text:span><text:span text:style-name="T49"><text:line-break/></text:span><text:span text:style-name="T52"> <text:s text:c="3"/></text:span><text:span text:style-name="T46">static void </text:span><text:span text:style-name="T50">sieve</text:span><text:span text:style-name="T47">(</text:span><text:span text:style-name="T46">int </text:span><text:span text:style-name="T47">n</text:span><text:span text:style-name="T46">,boolean </text:span><text:span text:style-name="T47">[] primes)</text:span><text:span text:style-name="T49"><text:line-break/></text:span><text:span text:style-name="T47"> <text:s text:c="3"/>{</text:span><text:span text:style-name="T49"><text:line-break/></text:span><text:span text:style-name="T47"> <text:s text:c="7"/></text:span><text:span text:style-name="T46">for</text:span><text:span text:style-name="T47">(</text:span><text:span text:style-name="T46">int </text:span><text:span text:style-name="T47">i=</text:span><text:span text:style-name="T51">2</text:span><text:span text:style-name="T46">;</text:span><text:span text:style-name="T47">i*i &lt;= n</text:span><text:span text:style-name="T46">;</text:span><text:span text:style-name="T47">i++)</text:span><text:span text:style-name="T49"><text:line-break/></text:span><text:span text:style-name="T47"> <text:s text:c="7"/>{</text:span><text:span text:style-name="T49"><text:line-break/></text:span><text:span text:style-name="T47"> <text:s text:c="11"/></text:span><text:span text:style-name="T46">if</text:span><text:span text:style-name="T47">(!primes[i])</text:span><text:span text:style-name="T49"><text:line-break/></text:span><text:span text:style-name="T47"> <text:s text:c="11"/>{</text:span><text:span text:style-name="T49"><text:line-break/></text:span><text:span text:style-name="T47"> <text:s text:c="15"/></text:span><text:span text:style-name="T46">for</text:span><text:span text:style-name="T47">(</text:span><text:span text:style-name="T46">int </text:span><text:span text:style-name="T47">j=i*</text:span><text:span text:style-name="T51">2</text:span><text:span text:style-name="T46">;</text:span><text:span text:style-name="T47">j &lt;= n</text:span><text:span text:style-name="T46">;</text:span><text:span text:style-name="T47">j+=i) <text:s/></text:span><text:span text:style-name="T52">//i*2 because we start fro the first multiple of it and j+=i because we are fnnding the multipe so +i</text:span><text:span text:style-name="T49"><text:line-break/></text:span><text:span text:style-name="T52"> <text:s text:c="15"/></text:span><text:span text:style-name="T47">{</text:span><text:span text:style-name="T49"><text:line-break/></text:span><text:span text:style-name="T47"> <text:s text:c="19"/>primes[j] = </text:span><text:span text:style-name="T46">true;</text:span><text:span text:style-name="T49"><text:line-break/></text:span><text:span text:style-name="T46"> <text:s text:c="15"/></text:span><text:span text:style-name="T47">}</text:span><text:span text:style-name="T49"><text:line-break/></text:span><text:span text:style-name="T47"> <text:s text:c="11"/>}</text:span><text:span text:style-name="T49"><text:line-break/><text:line-break/></text:span><text:span text:style-name="T47"> <text:s text:c="7"/>}</text:span><text:span text:style-name="T49"><text:line-break/><text:line-break/></text:span><text:span text:style-name="T47"> <text:s text:c="7"/></text:span><text:span text:style-name="T46">for</text:span><text:span text:style-name="T47">(</text:span><text:span text:style-name="T46">int </text:span><text:span text:style-name="T47">k=</text:span><text:span text:style-name="T51">2</text:span><text:span text:style-name="T46">;</text:span><text:span text:style-name="T47">k &lt;= n</text:span><text:span text:style-name="T46">;</text:span><text:span text:style-name="T47">k++)</text:span><text:span text:style-name="T49"><text:line-break/></text:span><text:span text:style-name="T47"> <text:s text:c="7"/>{</text:span><text:span text:style-name="T49"><text:line-break/></text:span><text:span text:style-name="T47"> <text:s text:c="11"/></text:span><text:span text:style-name="T46">if</text:span><text:span text:style-name="T47">(!primes[k])</text:span><text:span text:style-name="T49"><text:line-break/></text:span><text:span text:style-name="T47"> <text:s text:c="11"/>{</text:span><text:span text:style-name="T49"><text:line-break/></text:span><text:span text:style-name="T47"> <text:s text:c="15"/>System.</text:span><text:span text:style-name="T53">out</text:span><text:span text:style-name="T47">.print( k +</text:span><text:span text:style-name="T54">" "</text:span><text:span text:style-name="T47">)</text:span><text:span text:style-name="T46">;</text:span><text:span text:style-name="T49"><text:line-break/></text:span><text:span text:style-name="T46"> <text:s text:c="11"/></text:span><text:span text:style-name="T47">}</text:span><text:span text:style-name="T49"><text:line-break/></text:span><text:span text:style-name="T47"> <text:s text:c="7"/>}</text:span><text:span text:style-name="T49"><text:line-break/></text:span><text:span text:style-name="T47"> <text:s text:c="3"/>}</text:span><text:span text:style-name="T49"><text:line-break/></text:span><text:span text:style-name="T47">}</text:span></text:p>
                    </text:list-item>
                    <text:list-item>
                      <text:p text:style-name="P36"><text:span text:style-name="T55">Time Complexity</text:span></text:p>
                      <text:list>
                        <text:list-item>
                          <text:p text:style-name="P36"><text:span text:style-name="T55">2/n+3/n+5/n+7/2+……………...p/2; ps largest <text:s text:c="2"/>and smallest the n prime number</text:span></text:p>
                        </text:list-item>
                        <text:list-item>
                          <text:p text:style-name="P36"><text:span text:style-name="T55">Using the Harmonic Progression for primes</text:span></text:p>
                          <text:list>
                            <text:list-item>
                              <text:list>
                                <text:list-item>
                                  <text:p text:style-name="P36"><text:span text:style-name="T55">= Log(logN)</text:span></text:p>
                                </text:list-item>
                              </text:list>
                            </text:list-item>
                          </text:list>
                        </text:list-item>
                        <text:list-item>
                          <text:p text:style-name="P36"><text:span text:style-name="T55"><text:s/>O(N * log(log n))</text:span></text:p>
                        </text:list-item>
                      </text:list>
                    </text:list-item>
                  </text:list>
                </text:list-item>
              </text:list>
            </text:list-item>
          </text:list>
        </text:list-item>
      </text:list>
      <text:p text:style-name="P38"/>
      <text:p text:style-name="P38"/>
      <text:p text:style-name="P38"/>
      <text:list xml:id="list174924259048265" text:continue-numbering="true" text:style-name="WWNum3">
        <text:list-item>
          <text:list>
            <text:list-item>
              <text:p text:style-name="P36"><text:span text:style-name="T59">Sqrt of number</text:span></text:p>
              <text:list>
                <text:list-item>
                  <text:p text:style-name="P36"><text:span text:style-name="T59">Binary search for perfect squares</text:span></text:p>
                  <text:list>
                    <text:list-item>
                      <text:p text:style-name="P36"><text:span text:style-name="T46">package </text:span><text:span text:style-name="T47">com.Sanket</text:span><text:span text:style-name="T46">;</text:span><text:span text:style-name="T60"><text:line-break/><text:line-break/></text:span><text:span text:style-name="T46">public class </text:span><text:span text:style-name="T47">BinarySearchSQRT {</text:span><text:span text:style-name="T60"><text:line-break/><text:line-break/></text:span><text:span text:style-name="T47"> <text:s text:c="3"/></text:span><text:span text:style-name="T46">public static void </text:span><text:span text:style-name="T50">main</text:span><text:span text:style-name="T47">(String args[])</text:span><text:span text:style-name="T60"><text:line-break/></text:span><text:span text:style-name="T47"> <text:s text:c="3"/>{</text:span><text:span text:style-name="T60"><text:line-break/></text:span><text:span text:style-name="T47"> <text:s text:c="7"/></text:span><text:span text:style-name="T46">int </text:span><text:span text:style-name="T47">n=</text:span><text:span text:style-name="T51">56</text:span><text:span text:style-name="T46">;</text:span><text:span text:style-name="T60"><text:line-break/></text:span><text:span text:style-name="T46"> <text:s text:c="7"/>int </text:span><text:span text:style-name="T47">p=</text:span><text:span text:style-name="T51">3</text:span><text:span text:style-name="T46">; for</text:span><text:span text:style-name="T47">(</text:span><text:span text:style-name="T46">int </text:span><text:span text:style-name="T47">i=</text:span><text:span text:style-name="T51">0</text:span><text:span text:style-name="T46">;</text:span><text:span text:style-name="T47">i &lt; p</text:span><text:span text:style-name="T46">;</text:span><text:span text:style-name="T47">i++)</text:span><text:span text:style-name="T60"><text:line-break/></text:span><text:span text:style-name="T47"> <text:s text:c="11"/>{</text:span><text:span text:style-name="T60"><text:line-break/><text:line-break/></text:span><text:span text:style-name="T47"> <text:s text:c="11"/>}</text:span><text:span text:style-name="T60"><text:line-break/></text:span><text:span text:style-name="T47"> <text:s text:c="7"/>System.</text:span><text:span text:style-name="T53">out</text:span><text:span text:style-name="T47">.printf(</text:span><text:span text:style-name="T54">"%.4f"</text:span><text:span text:style-name="T46">,</text:span><text:span text:style-name="T48">sqrt</text:span><text:span text:style-name="T47">(n</text:span><text:span text:style-name="T46">,</text:span><text:span text:style-name="T47">p))</text:span><text:span text:style-name="T46">;</text:span><text:span text:style-name="T60"><text:line-break/></text:span><text:span text:style-name="T46"> <text:s text:c="3"/></text:span><text:span text:style-name="T47">}</text:span><text:span text:style-name="T60"><text:line-break/><text:line-break/></text:span><text:span text:style-name="T47"> <text:s text:c="3"/></text:span><text:span text:style-name="T46">static double </text:span><text:span text:style-name="T50">sqrt</text:span><text:span text:style-name="T47">(</text:span><text:span text:style-name="T46">int </text:span><text:span text:style-name="T47">n</text:span><text:span text:style-name="T46">,int </text:span><text:span text:style-name="T47">p)</text:span><text:span text:style-name="T60"><text:line-break/></text:span><text:span text:style-name="T47"> <text:s text:c="3"/>{</text:span><text:span text:style-name="T60"><text:line-break/></text:span><text:span text:style-name="T47"> <text:s text:c="7"/></text:span><text:span text:style-name="T46">int </text:span><text:span text:style-name="T47">s=</text:span><text:span text:style-name="T51">0</text:span><text:span text:style-name="T46">;</text:span><text:span text:style-name="T60"><text:line-break/></text:span><text:span text:style-name="T46"> <text:s text:c="7"/>int </text:span><text:span text:style-name="T47">e = n</text:span><text:span text:style-name="T46">;</text:span><text:span text:style-name="T60"><text:line-break/><text:line-break/></text:span><text:span text:style-name="T46"> <text:s text:c="7"/>double </text:span><text:span text:style-name="T47">root = </text:span><text:span text:style-name="T51">0.0</text:span><text:span text:style-name="T46">;</text:span><text:span text:style-name="T60"><text:line-break/></text:span><text:span text:style-name="T46"> <text:s text:c="7"/>while</text:span><text:span text:style-name="T47">(s &lt;= e)</text:span><text:span text:style-name="T60"><text:line-break/></text:span><text:span text:style-name="T47"> <text:s text:c="7"/>{</text:span><text:span text:style-name="T60"><text:line-break/></text:span><text:span text:style-name="T47"> <text:s text:c="11"/></text:span><text:span text:style-name="T46">int </text:span><text:span text:style-name="T47">mid = s + (e - s) <text:s/>/ </text:span><text:span text:style-name="T51">2</text:span><text:span text:style-name="T46">;</text:span><text:span text:style-name="T60"><text:line-break/></text:span><text:soft-page-break/><text:span text:style-name="T60"><text:line-break/></text:span><text:span text:style-name="T46"> <text:s text:c="11"/>if</text:span><text:span text:style-name="T47">(mid*mid == n)</text:span><text:span text:style-name="T60"><text:line-break/></text:span><text:span text:style-name="T47"> <text:s text:c="11"/>{</text:span><text:span text:style-name="T60"><text:line-break/></text:span><text:span text:style-name="T47"> <text:s text:c="15"/></text:span><text:span text:style-name="T46">return </text:span><text:span text:style-name="T47">mid</text:span><text:span text:style-name="T46">;</text:span><text:span text:style-name="T60"><text:line-break/></text:span><text:span text:style-name="T46"> <text:s text:c="11"/></text:span><text:span text:style-name="T47">}</text:span><text:span text:style-name="T60"><text:line-break/><text:line-break/></text:span><text:span text:style-name="T47"> <text:s text:c="11"/></text:span><text:span text:style-name="T46">if</text:span><text:span text:style-name="T47">(mid * mid &lt; n)</text:span><text:span text:style-name="T60"><text:line-break/></text:span><text:span text:style-name="T47"> <text:s text:c="11"/>{</text:span><text:span text:style-name="T60"><text:line-break/><text:line-break/></text:span><text:span text:style-name="T47"> <text:s text:c="15"/>s = mid + </text:span><text:span text:style-name="T51">1</text:span><text:span text:style-name="T46">;</text:span><text:span text:style-name="T60"><text:line-break/></text:span><text:span text:style-name="T46"> <text:s text:c="11"/></text:span><text:span text:style-name="T47">}</text:span><text:span text:style-name="T60"><text:line-break/></text:span><text:span text:style-name="T47"> <text:s text:c="11"/></text:span><text:span text:style-name="T46">else</text:span><text:span text:style-name="T60"><text:line-break/></text:span><text:span text:style-name="T46"> <text:s text:c="11"/></text:span><text:span text:style-name="T47">{</text:span><text:span text:style-name="T60"><text:line-break/></text:span><text:span text:style-name="T47"> <text:s text:c="15"/>e = mid - </text:span><text:span text:style-name="T51">1</text:span><text:span text:style-name="T46">;</text:span><text:span text:style-name="T60"><text:line-break/></text:span><text:span text:style-name="T46"> <text:s text:c="11"/></text:span><text:span text:style-name="T47">}</text:span><text:span text:style-name="T60"><text:line-break/></text:span><text:span text:style-name="T47"> <text:s text:c="7"/>}</text:span><text:span text:style-name="T60"><text:line-break/></text:span><text:span text:style-name="T47"> <text:s text:c="7"/></text:span><text:span text:style-name="T46">double </text:span><text:span text:style-name="T47">incr=</text:span><text:span text:style-name="T51">0.1</text:span><text:span text:style-name="T46">;</text:span><text:span text:style-name="T60"><text:line-break/></text:span><text:span text:style-name="T46"> <text:s text:c="7"/>for</text:span><text:span text:style-name="T47">(</text:span><text:span text:style-name="T46">int </text:span><text:span text:style-name="T47">i=</text:span><text:span text:style-name="T51">0</text:span><text:span text:style-name="T46">;</text:span><text:span text:style-name="T47">i &lt; p</text:span><text:span text:style-name="T46">;</text:span><text:span text:style-name="T47">i++)</text:span><text:span text:style-name="T60"><text:line-break/></text:span><text:span text:style-name="T47"> <text:s text:c="7"/>{</text:span><text:span text:style-name="T60"><text:line-break/></text:span><text:span text:style-name="T47"> <text:s text:c="11"/></text:span><text:span text:style-name="T46">while</text:span><text:span text:style-name="T47">(root * root &lt;= n)</text:span><text:span text:style-name="T60"><text:line-break/></text:span><text:span text:style-name="T47"> <text:s text:c="11"/>{</text:span><text:span text:style-name="T60"><text:line-break/></text:span><text:span text:style-name="T47"> <text:s text:c="15"/>root += incr</text:span><text:span text:style-name="T46">;</text:span><text:span text:style-name="T60"><text:line-break/></text:span><text:span text:style-name="T46"> <text:s text:c="11"/></text:span><text:span text:style-name="T47">}</text:span><text:span text:style-name="T60"><text:line-break/></text:span><text:span text:style-name="T47"> <text:s text:c="11"/>root -= incr</text:span><text:span text:style-name="T46">;</text:span><text:span text:style-name="T60"><text:line-break/></text:span><text:span text:style-name="T46"> <text:s text:c="11"/></text:span><text:span text:style-name="T47">incr/=</text:span><text:span text:style-name="T51">10</text:span><text:span text:style-name="T46">;</text:span><text:span text:style-name="T60"><text:line-break/></text:span><text:span text:style-name="T46"> <text:s text:c="7"/></text:span><text:span text:style-name="T47">}</text:span><text:span text:style-name="T60"><text:line-break/></text:span><text:span text:style-name="T47"> <text:s text:c="7"/></text:span><text:span text:style-name="T46">return </text:span><text:span text:style-name="T47">root</text:span><text:span text:style-name="T46">;</text:span><text:span text:style-name="T60"><text:line-break/></text:span><text:span text:style-name="T46"> <text:s text:c="3"/></text:span><text:span text:style-name="T47">}</text:span><text:span text:style-name="T60"><text:line-break/></text:span><text:span text:style-name="T47">}</text:span></text:p>
                    </text:list-item>
                  </text:list>
                </text:list-item>
              </text:list>
            </text:list-item>
          </text:list>
        </text:list-item>
      </text:list>
      <text:list xml:id="list540307789" text:style-name="WWNum8">
        <text:list-item>
          <text:list>
            <text:list-item>
              <text:list>
                <text:list-item>
                  <text:p text:style-name="P37"><text:span text:style-name="T59">Newtons raphson sqrt methods</text:span></text:p>
                </text:list-item>
              </text:list>
            </text:list-item>
          </text:list>
        </text:list-item>
      </text:list>
      <text:list xml:id="list174923592811476" text:continue-list="list174924259048265" text:style-name="WWNum3">
        <text:list-item>
          <text:list>
            <text:list-item>
              <text:list>
                <text:list-item>
                  <text:list>
                    <text:list-item>
                      <text:p text:style-name="P36"><text:span text:style-name="T46">package </text:span><text:span text:style-name="T47">com.Sanket</text:span><text:span text:style-name="T46">; <text:s/></text:span></text:p>
                    </text:list-item>
                    <text:list-item>
                      <text:p text:style-name="P36"><text:span text:style-name="T46">public class </text:span><text:span text:style-name="T47">NetwonRaphsonSQRT {</text:span><text:span text:style-name="T60"><text:line-break/></text:span><text:span text:style-name="T47"> </text:span><text:span text:style-name="T46">public static void </text:span><text:span text:style-name="T50">main</text:span><text:span text:style-name="T47">(String []argd)</text:span><text:span text:style-name="T60"><text:line-break/></text:span><text:span text:style-name="T47"> {</text:span><text:span text:style-name="T60"><text:line-break/></text:span><text:span text:style-name="T47"> System.</text:span><text:span text:style-name="T53">out</text:span><text:span text:style-name="T47">.printf(</text:span><text:span text:style-name="T54">"%.3f"</text:span><text:span text:style-name="T46">,</text:span><text:span text:style-name="T48">sqrt</text:span><text:span text:style-name="T47">(</text:span><text:span text:style-name="T51">40</text:span><text:span text:style-name="T47">))</text:span><text:span text:style-name="T46">;</text:span><text:span text:style-name="T60"><text:line-break/></text:span><text:span text:style-name="T46"> </text:span><text:span text:style-name="T47">}</text:span><text:span text:style-name="T60"><text:line-break/></text:span><text:span text:style-name="T47"> </text:span><text:span text:style-name="T46">static double </text:span><text:span text:style-name="T50">sqrt</text:span><text:span text:style-name="T47">(</text:span><text:span text:style-name="T46">int </text:span><text:span text:style-name="T47">n)</text:span><text:span text:style-name="T60"><text:line-break/></text:span><text:span text:style-name="T47"> {</text:span><text:span text:style-name="T60"><text:line-break/></text:span><text:span text:style-name="T47"> </text:span><text:span text:style-name="T46">double </text:span><text:span text:style-name="T47">x=n</text:span><text:span text:style-name="T46">;</text:span><text:span text:style-name="T60"><text:line-break/></text:span><text:span text:style-name="T46"> double </text:span><text:span text:style-name="T47">root</text:span><text:span text:style-name="T46">;</text:span><text:span text:style-name="T60"><text:line-break/></text:span><text:span text:style-name="T46"> while</text:span><text:span text:style-name="T47">(</text:span><text:span text:style-name="T46">true</text:span><text:span text:style-name="T47">)</text:span><text:span text:style-name="T60"><text:line-break/></text:span><text:span text:style-name="T47"> {</text:span><text:span text:style-name="T60"><text:line-break/></text:span><text:span text:style-name="T47"> root = </text:span><text:span text:style-name="T51">0.5 </text:span><text:span text:style-name="T47">* (x + (n/x))</text:span><text:span text:style-name="T46">;</text:span><text:span text:style-name="T60"><text:line-break/></text:span><text:span text:style-name="T46"> if</text:span><text:span text:style-name="T47">(Math.</text:span><text:span text:style-name="T48">abs</text:span><text:span text:style-name="T47">(root-x) <text:s/>&lt; </text:span><text:span text:style-name="T51">0.5</text:span><text:span text:style-name="T47">)</text:span><text:span text:style-name="T60"><text:line-break/></text:span><text:span text:style-name="T47"> {</text:span><text:span text:style-name="T60"><text:line-break/></text:span><text:span text:style-name="T47"> </text:span><text:span text:style-name="T46">break;</text:span><text:span text:style-name="T60"><text:line-break/></text:span><text:span text:style-name="T46"> </text:span><text:span text:style-name="T47">}</text:span><text:span text:style-name="T60"><text:line-break/><text:line-break/></text:span><text:span text:style-name="T47"> x = root</text:span><text:span text:style-name="T46">;</text:span><text:span text:style-name="T60"><text:line-break/></text:span><text:span text:style-name="T46"> </text:span><text:span text:style-name="T47">}</text:span><text:span text:style-name="T60"><text:line-break/></text:span><text:span text:style-name="T47"> </text:span><text:span text:style-name="T46">return </text:span><text:span text:style-name="T47">root</text:span><text:span text:style-name="T46">;</text:span><text:span text:style-name="T60"><text:line-break/></text:span><text:span text:style-name="T46"> </text:span><text:span text:style-name="T47">}</text:span><text:span text:style-name="T60"><text:line-break/></text:span><text:span text:style-name="T47">}</text:span></text:p>
                    </text:list-item>
                  </text:list>
                </text:list-item>
              </text:list>
            </text:list-item>
          </text:list>
        </text:list-item>
      </text:list>
      <text:p text:style-name="P42"/>
      <text:list xml:id="list174924516586932" text:continue-numbering="true" text:style-name="WWNum3">
        <text:list-item>
          <text:list>
            <text:list-item>
              <text:list>
                <text:list-item>
                  <text:p text:style-name="P7"><text:span text:style-name="T29">Factors of a number</text:span></text:p>
                  <text:list>
                    <text:list-item>
                      <text:p text:style-name="P31"><text:span text:style-name="T63">//only check till the sqrt of n because afte that the elennt will get repeated</text:span><text:span text:style-name="T64"><text:line-break/> //while checking we should know that if there is a condition that<text:line-break/> //factors of 20 are n%2==0 then 2 is a factor but the number that is going to be multiplied by two is also an factor i.e n/2 <text:s/>= n/i<text:line-break/> // so the factors are i and n/2 where n/i != I</text:span></text:p>
                    </text:list-item>
                  </text:list>
                </text:list-item>
              </text:list>
            </text:list-item>
          </text:list>
        </text:list-item>
      </text:list>
      <text:p text:style-name="P32"/>
      <text:list xml:id="list174923137291672" text:continue-numbering="true" text:style-name="WWNum3">
        <text:list-item>
          <text:list>
            <text:list-item>
              <text:list>
                <text:list-item>
                  <text:p text:style-name="P36"><text:span text:style-name="T31">Properties of Modulos(%)</text:span></text:p>
                  <text:list>
                    <text:list-item>
                      <text:p text:style-name="P36"><text:span text:style-name="T32">(a+b)%m = ((a%m)+(b%m))%m</text:span></text:p>
                    </text:list-item>
                    <text:list-item>
                      <text:p text:style-name="P36"><text:span text:style-name="T32">(a-b)%m = ((a%m)-(b%m))%m</text:span></text:p>
                    </text:list-item>
                    <text:list-item>
                      <text:p text:style-name="P36"><text:span text:style-name="T32">(a*b)%m = ((a%m)*(b%m))%m</text:span></text:p>
                    </text:list-item>
                    <text:list-item>
                      <text:p text:style-name="P36"><text:span text:style-name="T32">(a/b)%m = ((a%m)+(b</text:span><text:span text:style-name="T33">-1 </text:span><text:span text:style-name="T32">%m))%m</text:span></text:p>
                    </text:list-item>
                    <text:list-item>
                      <text:p text:style-name="P36"><text:span text:style-name="T32">b</text:span><text:span text:style-name="T33">-1 </text:span><text:span text:style-name="T32">%m Multiplicative modulo inverse</text:span></text:p>
                    </text:list-item>
                  </text:list>
                </text:list-item>
              </text:list>
            </text:list-item>
          </text:list>
        </text:list-item>
      </text:list>
      <text:p text:style-name="P39"/>
      <text:list xml:id="list174923931831692" text:continue-numbering="true" text:style-name="WWNum3">
        <text:list-item>
          <text:list>
            <text:list-item>
              <text:list>
                <text:list-item>
                  <text:list>
                    <text:list-item>
                      <text:p text:style-name="P36"><text:span text:style-name="T32">(a%m)%m = a % m</text:span></text:p>
                    </text:list-item>
                    <text:list-item>
                      <text:p text:style-name="P36"><draw:line text:anchor-type="paragraph" draw:z-index="29" draw:name="Shape30" draw:style-name="gr1" draw:text-style-name="P46" svg:x1="2.1138in" svg:y1="0.0846in" svg:x2="2.2591in" svg:y2="0.0846in"><text:p/></draw:line><draw:line text:anchor-type="paragraph" draw:z-index="30" draw:name="Shape31_0" draw:style-name="gr1" draw:text-style-name="P46" svg:x1="2.4819in" svg:y1="0.0917in" svg:x2="2.5472in" svg:y2="0.0917in"><text:p/></draw:line><text:span text:style-name="T32">m</text:span><text:span text:style-name="T33">x</text:span><text:span text:style-name="T26"> % m = 0 V x C +ve Integers</text:span></text:p>
                    </text:list-item>
                    <text:list-item>
                      <text:p text:style-name="P36"><text:span text:style-name="T26">Extra : If p is a prime number which is not a divisor of b then I I can say <text:s/>ab</text:span><text:span text:style-name="T33">p-1 </text:span><text:span text:style-name="T26">% p = a % p <text:s/>due to farmats little theorem.</text:span></text:p>
                    </text:list-item>
                  </text:list>
                </text:list-item>
              </text:list>
            </text:list-item>
          </text:list>
        </text:list-item>
      </text:list>
      <text:p text:style-name="P40"/>
      <text:list xml:id="list174923623015563" text:continue-numbering="true" text:style-name="WWNum3">
        <text:list-item>
          <text:p text:style-name="P36"><text:span text:style-name="T26">Euclids Algorithm to find GCD</text:span></text:p>
          <text:list>
            <text:list-item>
              <text:p text:style-name="P36"><text:span text:style-name="T26">gcd(a,b) = gdc(rem(b,a),a) <text:s/>-greatest common factor – when a==0 return b</text:span></text:p>
            </text:list-item>
          </text:list>
        </text:list-item>
        <text:list-item>
          <text:p text:style-name="P36"><text:span text:style-name="T26">LCM</text:span></text:p>
          <text:list>
            <text:list-item>
              <text:p text:style-name="P41"><text:soft-page-break/></text:p>
            </text:list-item>
          </text:list>
        </text:list-item>
      </text:list>
      <text:p text:style-name="P39"/>
      <text:list xml:id="list174924114538532" text:continue-numbering="true" text:style-name="WWNum3">
        <text:list-item>
          <text:p text:style-name="P36"><text:span text:style-name="T58">Recursion</text:span></text:p>
          <text:list>
            <text:list-item>
              <text:p text:style-name="P36"><text:span text:style-name="T58">Do not overthink before solving</text:span></text:p>
            </text:list-item>
            <text:list-item>
              <text:p text:style-name="P36"><text:span text:style-name="T32">A function that calls itself</text:span></text:p>
            </text:list-item>
            <text:list-item>
              <text:p text:style-name="P36"><text:span text:style-name="T32">Needs a base condition because for the function to know where to stop</text:span></text:p>
            </text:list-item>
            <text:list-item>
              <text:p text:style-name="P36"><text:span text:style-name="T32">WHY Recursion ?</text:span></text:p>
              <text:list>
                <text:list-item>
                  <text:p text:style-name="P36"><text:span text:style-name="T32">It helps us in solving bigger Complex problems in a simple way</text:span></text:p>
                </text:list-item>
                <text:list-item>
                  <text:p text:style-name="P36"><text:span text:style-name="T32">You can convert recursive solutions into iteration and vice versa</text:span></text:p>
                </text:list-item>
                <text:list-item>
                  <text:p text:style-name="P36"><text:span text:style-name="T32">Space complexity is not constant because of recursive calls</text:span></text:p>
                </text:list-item>
              </text:list>
            </text:list-item>
            <text:list-item>
              <text:p text:style-name="P36"><text:span text:style-name="T32">How to know it is an recursive Problem</text:span></text:p>
              <text:list>
                <text:list-item>
                  <text:p text:style-name="P36"><text:span text:style-name="T32">Identify If the problems breaks down into smaller problems</text:span></text:p>
                  <text:list>
                    <text:list-item>
                      <text:p text:style-name="P36"><text:span text:style-name="T32">Write the recursive solution of problem if needed</text:span></text:p>
                    </text:list-item>
                    <text:list-item>
                      <text:p text:style-name="P36"><text:span text:style-name="T32">Draw the recursive tree</text:span></text:p>
                    </text:list-item>
                    <text:list-item>
                      <text:p text:style-name="P36"><text:span text:style-name="T32">About the tree</text:span></text:p>
                      <text:list>
                        <text:list-item>
                          <text:p text:style-name="P36"><text:span text:style-name="T32">See the flow of functions how they are getting in to stack</text:span></text:p>
                        </text:list-item>
                        <text:list-item>
                          <text:p text:style-name="P36"><text:span text:style-name="T32">Identify and focus on the left tree and right tree</text:span></text:p>
                        </text:list-item>
                        <text:list-item>
                          <text:p text:style-name="P36"><text:span text:style-name="T32">Draw it</text:span></text:p>
                        </text:list-item>
                      </text:list>
                    </text:list-item>
                    <text:list-item>
                      <text:p text:style-name="P36"><text:span text:style-name="T32">see <text:s/>how the values are returned at every step and see what type of values we are returning</text:span><text:span text:style-name="T56"> </text:span></text:p>
                    </text:list-item>
                    <text:list-item>
                      <text:p text:style-name="P36"><text:span text:style-name="T32">See where the function call will come out of the main function</text:span></text:p>
                    </text:list-item>
                  </text:list>
                </text:list-item>
              </text:list>
            </text:list-item>
            <text:list-item>
              <text:p text:style-name="P36"><text:span text:style-name="T32">MAKE SURE U RETURN THE RECURSIVE LINE IF THE FUNCTION HAS A RETURN TYPPE</text:span></text:p>
            </text:list-item>
          </text:list>
        </text:list-item>
      </text:list>
      <text:p text:style-name="P33"/>
      <text:p text:style-name="P33"><text:span text:style-name="T56"/></text:p>
      <text:p text:style-name="P33"><text:span text:style-name="T56"/></text:p>
      <text:p text:style-name="P33"><text:span text:style-name="T56"/></text:p>
      <text:list xml:id="list174925071334654" text:continue-numbering="true" text:style-name="WWNum3">
        <text:list-item>
          <text:p text:style-name="P44"><text:span text:style-name="T65">TIME AND SPAC</text:span><text:span text:style-name="T35">E COMPLEXITY</text:span></text:p>
        </text:list-item>
      </text:list>
      <text:p text:style-name="P43"><text:span text:style-name="T35"/></text:p>
      <text:list xml:id="list174924958393035" text:continue-numbering="true" text:style-name="WWNum3">
        <text:list-item>
          <text:list>
            <text:list-item>
              <text:p text:style-name="P45"><text:span text:style-name="T36">Time taken != Time Complexity</text:span></text:p>
            </text:list-item>
            <text:list-item>
              <text:p text:style-name="P45"><text:span text:style-name="T36">Function that gives us the relationship about how the time will grow as the input grows .</text:span></text:p>
            </text:list-item>
            <text:list-item>
              <text:p text:style-name="P45"><text:span text:style-name="T36"/></text:p>
            </text:list-item>
          </text:list>
        </text:list-item>
      </text:list>
      <text:p text:style-name="P38"/>
      <text:p text:style-name="P30"/>
      <text:p text:style-name="P16"/>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JetBrains Mono" svg:font-family="'JetBrai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pple-system" svg:font-family="apple-system, BlinkMacSystemFont, 'Segoe UI', 'PingFang SC', 'Hiragino Sans GB', 'Microsoft YaHei', 'Helvetica Neue', Helvetica, Arial, sans-serif, 'Apple Color Emoji', 'Segoe UI Emoji', 'Segoe UI Symbol'" style:font-family-generic="roman"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false" style:font-name-asian="Noto Serif CJK SC"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false" style:font-name-asian="Noto Serif CJK SC" style:font-size-asian="10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punctuation-wrap="hanging" style:writing-mode="lr-tb"/>
      <style:text-properties style:use-window-font-color="true" style:font-name="Liberation Serif" fo:font-family="'Liberation Serif'" style:font-family-generic="roman" style:font-pitch="variable" fo:font-size="12pt" fo:language="en" fo:country="US" style:letter-kerning="fals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0.8335in" fo:text-indent="-0.25in" fo:margin-left="0.8335in"/>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0835in" fo:text-indent="-0.25in" fo:margin-left="1.0835in"/>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1.3335in" fo:text-indent="-0.25in" fo:margin-left="1.3335in"/>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1.5835in" fo:text-indent="-0.25in" fo:margin-left="1.5835in"/>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1.8335in" fo:text-indent="-0.25in" fo:margin-left="1.8335in"/>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2.0835in" fo:text-indent="-0.25in" fo:margin-left="2.0835in"/>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2.3335in" fo:text-indent="-0.25in" fo:margin-left="2.3335in"/>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2.5835in" fo:text-indent="-0.25in" fo:margin-left="2.5835in"/>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2.8335in" fo:text-indent="-0.25in" fo:margin-left="2.833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text:bullet-char="">
        <style:list-level-properties text:list-level-position-and-space-mode="label-alignment">
          <style:list-level-label-alignment text:label-followed-by="listtab" text:list-tab-stop-position="0.9925in" fo:text-indent="-0.25in" fo:margin-left="0.9925in"/>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1.7425in" fo:text-indent="-0.25in" fo:margin-left="1.7425in"/>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11-10T17:49:20.468172318</dc:date>
    <meta:editing-cycles>19</meta:editing-cycles>
    <meta:editing-duration>P2DT1H49M34S</meta:editing-duration>
    <meta:generator>LibreOffice/6.4.7.2$Linux_X86_64 LibreOffice_project/40$Build-2</meta:generator>
    <meta:document-statistic meta:table-count="0" meta:image-count="0" meta:object-count="0" meta:page-count="9" meta:paragraph-count="323" meta:word-count="2592" meta:character-count="14727" meta:non-whitespace-character-count="10731"/>
  </office:meta>
</office:document-meta>
</file>